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334"/>
        </table:table-row>
        <table:table-row table:style-name="ro8" table:visibility="collapse">
          <table:table-cell table:style-name="ce11"/>
          <table:table-cell table:style-name="ce23" table:number-columns-repeated="672"/>
          <table:table-cell table:style-name="ce12"/>
          <table:table-cell table:style-name="Default" table:number-columns-repeated="16"/>
          <table:table-cell table:style-name="ce12" table:number-columns-repeated="334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YW6])" office:value-type="float" office:value="3484.5">
            <text:p>3484,5</text:p>
          </table:table-cell>
          <table:table-cell table:style-name="ce25"/>
          <table:table-cell table:style-name="ce25" table:formula="of:=SUM([.D7:.D60])" office:value-type="float" office:value="0">
            <text:p>0,0</text:p>
          </table:table-cell>
          <table:table-cell table:style-name="ce25" table:formula="of:=SUM([.E7:.E60])" office:value-type="float" office:value="7">
            <text:p>7,0</text:p>
          </table:table-cell>
          <table:table-cell table:style-name="ce25" table:formula="of:=SUM([.F7:.F60])" office:value-type="float" office:value="10.5">
            <text:p>10,5</text:p>
          </table:table-cell>
          <table:table-cell table:style-name="ce25" table:formula="of:=SUM([.G7:.G60])" office:value-type="float" office:value="8.5">
            <text:p>8,5</text:p>
          </table:table-cell>
          <table:table-cell table:style-name="ce25" table:formula="of:=SUM([.H7:.H60])" office:value-type="float" office:value="7">
            <text:p>7,0</text:p>
          </table:table-cell>
          <table:table-cell table:style-name="ce25" table:formula="of:=SUM([.I7:.I60])" office:value-type="float" office:value="3.5">
            <text:p>3,5</text:p>
          </table:table-cell>
          <table:table-cell table:style-name="ce25" table:formula="of:=SUM([.J7:.J60])" office:value-type="float" office:value="2">
            <text:p>2,0</text:p>
          </table:table-cell>
          <table:table-cell table:style-name="ce25" table:formula="of:=SUM([.K7:.K60])" office:value-type="float" office:value="3">
            <text:p>3,0</text:p>
          </table:table-cell>
          <table:table-cell table:style-name="ce25" table:formula="of:=SUM([.L7:.L60])" office:value-type="float" office:value="7.5">
            <text:p>7,5</text:p>
          </table:table-cell>
          <table:table-cell table:style-name="ce25" table:formula="of:=SUM([.M7:.M60])" office:value-type="float" office:value="0">
            <text:p>0,0</text:p>
          </table:table-cell>
          <table:table-cell table:style-name="ce25" table:formula="of:=SUM([.N7:.N60])" office:value-type="float" office:value="2.5">
            <text:p>2,5</text:p>
          </table:table-cell>
          <table:table-cell table:style-name="ce25" table:formula="of:=SUM([.O7:.O60])" office:value-type="float" office:value="6">
            <text:p>6,0</text:p>
          </table:table-cell>
          <table:table-cell table:style-name="ce25" table:formula="of:=SUM([.P7:.P60])" office:value-type="float" office:value="6.5">
            <text:p>6,5</text:p>
          </table:table-cell>
          <table:table-cell table:style-name="ce25" table:formula="of:=SUM([.Q7:.Q60])" office:value-type="float" office:value="11">
            <text:p>11,0</text:p>
          </table:table-cell>
          <table:table-cell table:style-name="ce25" table:formula="of:=SUM([.R7:.R60])" office:value-type="float" office:value="9">
            <text:p>9,0</text:p>
          </table:table-cell>
          <table:table-cell table:style-name="ce25" table:formula="of:=SUM([.S7:.S60])" office:value-type="float" office:value="9">
            <text:p>9,0</text:p>
          </table:table-cell>
          <table:table-cell table:style-name="ce25" table:formula="of:=SUM([.T7:.T60])" office:value-type="float" office:value="6.5">
            <text:p>6,5</text:p>
          </table:table-cell>
          <table:table-cell table:style-name="ce25" table:formula="of:=SUM([.U7:.U60])" office:value-type="float" office:value="8.5">
            <text:p>8,5</text:p>
          </table:table-cell>
          <table:table-cell table:style-name="ce25" table:formula="of:=SUM([.V7:.V60])" office:value-type="float" office:value="9.5">
            <text:p>9,5</text:p>
          </table:table-cell>
          <table:table-cell table:style-name="ce25" table:formula="of:=SUM([.W7:.W60])" office:value-type="float" office:value="5">
            <text:p>5,0</text:p>
          </table:table-cell>
          <table:table-cell table:style-name="ce25" table:formula="of:=SUM([.X7:.X60])" office:value-type="float" office:value="1.5">
            <text:p>1,5</text:p>
          </table:table-cell>
          <table:table-cell table:style-name="ce25" table:formula="of:=SUM([.Y7:.Y60])" office:value-type="float" office:value="6.5">
            <text:p>6,5</text:p>
          </table:table-cell>
          <table:table-cell table:style-name="ce25" table:formula="of:=SUM([.Z7:.Z60])" office:value-type="float" office:value="11">
            <text:p>11,0</text:p>
          </table:table-cell>
          <table:table-cell table:style-name="ce25" table:formula="of:=SUM([.AA7:.AA60])" office:value-type="float" office:value="9.5">
            <text:p>9,5</text:p>
          </table:table-cell>
          <table:table-cell table:style-name="ce25" table:formula="of:=SUM([.AB7:.AB60])" office:value-type="float" office:value="6">
            <text:p>6,0</text:p>
          </table:table-cell>
          <table:table-cell table:style-name="ce25" table:formula="of:=SUM([.AC7:.AC60])" office:value-type="float" office:value="8.5">
            <text:p>8,5</text:p>
          </table:table-cell>
          <table:table-cell table:style-name="ce25" table:formula="of:=SUM([.AD7:.AD60])" office:value-type="float" office:value="0">
            <text:p>0,0</text:p>
          </table:table-cell>
          <table:table-cell table:style-name="ce25" table:formula="of:=SUM([.AE7:.AE60])" office:value-type="float" office:value="0">
            <text:p>0,0</text:p>
          </table:table-cell>
          <table:table-cell table:style-name="ce25" table:formula="of:=SUM([.AF7:.AF60])" office:value-type="float" office:value="3.5">
            <text:p>3,5</text:p>
          </table:table-cell>
          <table:table-cell table:style-name="ce25" table:formula="of:=SUM([.AG7:.AG60])" office:value-type="float" office:value="8.5">
            <text:p>8,5</text:p>
          </table:table-cell>
          <table:table-cell table:style-name="ce25" table:formula="of:=SUM([.AH7:.AH60])" office:value-type="float" office:value="10">
            <text:p>10,0</text:p>
          </table:table-cell>
          <table:table-cell table:style-name="ce25" table:formula="of:=SUM([.AI7:.AI60])" office:value-type="float" office:value="6.5">
            <text:p>6,5</text:p>
          </table:table-cell>
          <table:table-cell table:style-name="ce25" table:formula="of:=SUM([.AJ7:.AJ60])" office:value-type="float" office:value="7">
            <text:p>7,0</text:p>
          </table:table-cell>
          <table:table-cell table:style-name="ce25" table:formula="of:=SUM([.AK7:.AK60])" office:value-type="float" office:value="2">
            <text:p>2,0</text:p>
          </table:table-cell>
          <table:table-cell table:style-name="ce25" table:formula="of:=SUM([.AL7:.AL60])" office:value-type="float" office:value="0">
            <text:p>0,0</text:p>
          </table:table-cell>
          <table:table-cell table:style-name="ce25" table:formula="of:=SUM([.AM7:.AM60])" office:value-type="float" office:value="2.5">
            <text:p>2,5</text:p>
          </table:table-cell>
          <table:table-cell table:style-name="ce25" table:formula="of:=SUM([.AN7:.AN60])" office:value-type="float" office:value="6">
            <text:p>6,0</text:p>
          </table:table-cell>
          <table:table-cell table:style-name="ce25" table:formula="of:=SUM([.AO7:.AO60])" office:value-type="float" office:value="8">
            <text:p>8,0</text:p>
          </table:table-cell>
          <table:table-cell table:style-name="ce25" table:formula="of:=SUM([.AP7:.AP60])" office:value-type="float" office:value="9.5">
            <text:p>9,5</text:p>
          </table:table-cell>
          <table:table-cell table:style-name="ce25" table:formula="of:=SUM([.AQ7:.AQ60])" office:value-type="float" office:value="10">
            <text:p>10,0</text:p>
          </table:table-cell>
          <table:table-cell table:style-name="ce25" table:formula="of:=SUM([.AR7:.AR60])" office:value-type="float" office:value="3">
            <text:p>3,0</text:p>
          </table:table-cell>
          <table:table-cell table:style-name="ce25" table:formula="of:=SUM([.AS7:.AS60])" office:value-type="float" office:value="0">
            <text:p>0,0</text:p>
          </table:table-cell>
          <table:table-cell table:style-name="ce25" table:formula="of:=SUM([.AT7:.AT60])" office:value-type="float" office:value="1">
            <text:p>1,0</text:p>
          </table:table-cell>
          <table:table-cell table:style-name="ce25" table:formula="of:=SUM([.AU7:.AU60])" office:value-type="float" office:value="8.5">
            <text:p>8,5</text:p>
          </table:table-cell>
          <table:table-cell table:style-name="ce25" table:formula="of:=SUM([.AV7:.AV60])" office:value-type="float" office:value="4.5">
            <text:p>4,5</text:p>
          </table:table-cell>
          <table:table-cell table:style-name="ce25" table:formula="of:=SUM([.AW7:.AW60])" office:value-type="float" office:value="9.5">
            <text:p>9,5</text:p>
          </table:table-cell>
          <table:table-cell table:style-name="ce25" table:formula="of:=SUM([.AX7:.AX60])" office:value-type="float" office:value="5.5">
            <text:p>5,5</text:p>
          </table:table-cell>
          <table:table-cell table:style-name="ce25" table:formula="of:=SUM([.AY7:.AY60])" office:value-type="float" office:value="0">
            <text:p>0,0</text:p>
          </table:table-cell>
          <table:table-cell table:style-name="ce25" table:formula="of:=SUM([.AZ7:.AZ60])" office:value-type="float" office:value="0">
            <text:p>0,0</text:p>
          </table:table-cell>
          <table:table-cell table:style-name="ce25" table:formula="of:=SUM([.BA7:.BA60])" office:value-type="float" office:value="7">
            <text:p>7,0</text:p>
          </table:table-cell>
          <table:table-cell table:style-name="ce25" table:formula="of:=SUM([.BB7:.BB60])" office:value-type="float" office:value="10.5">
            <text:p>10,5</text:p>
          </table:table-cell>
          <table:table-cell table:style-name="ce25" table:formula="of:=SUM([.BC7:.BC60])" office:value-type="float" office:value="5">
            <text:p>5,0</text:p>
          </table:table-cell>
          <table:table-cell table:style-name="ce25" table:formula="of:=SUM([.BD7:.BD60])" office:value-type="float" office:value="11">
            <text:p>11,0</text:p>
          </table:table-cell>
          <table:table-cell table:style-name="ce25" table:formula="of:=SUM([.BE7:.BE60])" office:value-type="float" office:value="8">
            <text:p>8,0</text:p>
          </table:table-cell>
          <table:table-cell table:style-name="ce25" table:formula="of:=SUM([.BF7:.BF60])" office:value-type="float" office:value="2">
            <text:p>2,0</text:p>
          </table:table-cell>
          <table:table-cell table:style-name="ce25" table:formula="of:=SUM([.BG7:.BG60])" office:value-type="float" office:value="5.5">
            <text:p>5,5</text:p>
          </table:table-cell>
          <table:table-cell table:style-name="ce25" table:formula="of:=SUM([.BH7:.BH60])" office:value-type="float" office:value="0.5">
            <text:p>0,5</text:p>
          </table:table-cell>
          <table:table-cell table:style-name="ce25" table:formula="of:=SUM([.BI7:.BI60])" office:value-type="float" office:value="4">
            <text:p>4,0</text:p>
          </table:table-cell>
          <table:table-cell table:style-name="ce25" table:formula="of:=SUM([.BJ7:.BJ60])" office:value-type="float" office:value="3">
            <text:p>3,0</text:p>
          </table:table-cell>
          <table:table-cell table:style-name="ce25" table:formula="of:=SUM([.BK7:.BK60])" office:value-type="float" office:value="6">
            <text:p>6,0</text:p>
          </table:table-cell>
          <table:table-cell table:style-name="ce25" table:formula="of:=SUM([.BL7:.BL60])" office:value-type="float" office:value="6">
            <text:p>6,0</text:p>
          </table:table-cell>
          <table:table-cell table:style-name="ce25" table:formula="of:=SUM([.BM7:.BM60])" office:value-type="float" office:value="4">
            <text:p>4,0</text:p>
          </table:table-cell>
          <table:table-cell table:style-name="ce25" table:formula="of:=SUM([.BN7:.BN60])" office:value-type="float" office:value="4.5">
            <text:p>4,5</text:p>
          </table:table-cell>
          <table:table-cell table:style-name="ce25" table:formula="of:=SUM([.BO7:.BO60])" office:value-type="float" office:value="6.5">
            <text:p>6,5</text:p>
          </table:table-cell>
          <table:table-cell table:style-name="ce25" table:formula="of:=SUM([.BP7:.BP60])" office:value-type="float" office:value="1">
            <text:p>1,0</text:p>
          </table:table-cell>
          <table:table-cell table:style-name="ce25" table:formula="of:=SUM([.BQ7:.BQ60])" office:value-type="float" office:value="4">
            <text:p>4,0</text:p>
          </table:table-cell>
          <table:table-cell table:style-name="ce25" table:formula="of:=SUM([.BR7:.BR60])" office:value-type="float" office:value="2">
            <text:p>2,0</text:p>
          </table:table-cell>
          <table:table-cell table:style-name="ce25" table:formula="of:=SUM([.BS7:.BS60])" office:value-type="float" office:value="0">
            <text:p>0,0</text:p>
          </table:table-cell>
          <table:table-cell table:style-name="ce25" table:formula="of:=SUM([.BT7:.BT60])" office:value-type="float" office:value="0">
            <text:p>0,0</text:p>
          </table:table-cell>
          <table:table-cell table:style-name="ce25" table:formula="of:=SUM([.BU7:.BU60])" office:value-type="float" office:value="0">
            <text:p>0,0</text:p>
          </table:table-cell>
          <table:table-cell table:style-name="ce25" table:formula="of:=SUM([.BV7:.BV60])" office:value-type="float" office:value="7">
            <text:p>7,0</text:p>
          </table:table-cell>
          <table:table-cell table:style-name="ce25" table:formula="of:=SUM([.BW7:.BW60])" office:value-type="float" office:value="7.5">
            <text:p>7,5</text:p>
          </table:table-cell>
          <table:table-cell table:style-name="ce25" table:formula="of:=SUM([.BX7:.BX60])" office:value-type="float" office:value="8">
            <text:p>8,0</text:p>
          </table:table-cell>
          <table:table-cell table:style-name="ce25" table:formula="of:=SUM([.BY7:.BY60])" office:value-type="float" office:value="8">
            <text:p>8,0</text:p>
          </table:table-cell>
          <table:table-cell table:style-name="ce25" table:formula="of:=SUM([.BZ7:.BZ60])" office:value-type="float" office:value="10">
            <text:p>10,0</text:p>
          </table:table-cell>
          <table:table-cell table:style-name="ce25" table:formula="of:=SUM([.CA7:.CA60])" office:value-type="float" office:value="2">
            <text:p>2,0</text:p>
          </table:table-cell>
          <table:table-cell table:style-name="ce25" table:formula="of:=SUM([.CB7:.CB60])" office:value-type="float" office:value="2">
            <text:p>2,0</text:p>
          </table:table-cell>
          <table:table-cell table:style-name="ce25" table:formula="of:=SUM([.CC7:.CC60])" office:value-type="float" office:value="9">
            <text:p>9,0</text:p>
          </table:table-cell>
          <table:table-cell table:style-name="ce25" table:formula="of:=SUM([.CD7:.CD60])" office:value-type="float" office:value="10.5">
            <text:p>10,5</text:p>
          </table:table-cell>
          <table:table-cell table:style-name="ce25" table:formula="of:=SUM([.CE7:.CE60])" office:value-type="float" office:value="9">
            <text:p>9,0</text:p>
          </table:table-cell>
          <table:table-cell table:style-name="ce25" table:formula="of:=SUM([.CF7:.CF60])" office:value-type="float" office:value="8.5">
            <text:p>8,5</text:p>
          </table:table-cell>
          <table:table-cell table:style-name="ce25" table:formula="of:=SUM([.CG7:.CG60])" office:value-type="float" office:value="1">
            <text:p>1,0</text:p>
          </table:table-cell>
          <table:table-cell table:style-name="ce25" table:formula="of:=SUM([.CH7:.CH60])" office:value-type="float" office:value="2">
            <text:p>2,0</text:p>
          </table:table-cell>
          <table:table-cell table:style-name="ce25" table:formula="of:=SUM([.CI7:.CI60])" office:value-type="float" office:value="1.5">
            <text:p>1,5</text:p>
          </table:table-cell>
          <table:table-cell table:style-name="ce25" table:formula="of:=SUM([.CJ7:.CJ60])" office:value-type="float" office:value="1.5">
            <text:p>1,5</text:p>
          </table:table-cell>
          <table:table-cell table:style-name="ce25" table:formula="of:=SUM([.CK7:.CK60])" office:value-type="float" office:value="8">
            <text:p>8,0</text:p>
          </table:table-cell>
          <table:table-cell table:style-name="ce25" table:formula="of:=SUM([.CL7:.CL60])" office:value-type="float" office:value="9">
            <text:p>9,0</text:p>
          </table:table-cell>
          <table:table-cell table:style-name="ce25" table:formula="of:=SUM([.CM7:.CM60])" office:value-type="float" office:value="9.5">
            <text:p>9,5</text:p>
          </table:table-cell>
          <table:table-cell table:style-name="ce25" table:formula="of:=SUM([.CN7:.CN60])" office:value-type="float" office:value="8">
            <text:p>8,0</text:p>
          </table:table-cell>
          <table:table-cell table:style-name="ce25" table:formula="of:=SUM([.CO7:.CO60])" office:value-type="float" office:value="3">
            <text:p>3,0</text:p>
          </table:table-cell>
          <table:table-cell table:style-name="ce25" table:formula="of:=SUM([.CP7:.CP60])" office:value-type="float" office:value="2">
            <text:p>2,0</text:p>
          </table:table-cell>
          <table:table-cell table:style-name="ce25" table:formula="of:=SUM([.CQ7:.CQ60])" office:value-type="float" office:value="7.5">
            <text:p>7,5</text:p>
          </table:table-cell>
          <table:table-cell table:style-name="ce25" table:formula="of:=SUM([.CR7:.CR60])" office:value-type="float" office:value="8">
            <text:p>8,0</text:p>
          </table:table-cell>
          <table:table-cell table:style-name="ce25" table:formula="of:=SUM([.CS7:.CS60])" office:value-type="float" office:value="9">
            <text:p>9,0</text:p>
          </table:table-cell>
          <table:table-cell table:style-name="ce25" table:formula="of:=SUM([.CT7:.CT60])" office:value-type="float" office:value="9.5">
            <text:p>9,5</text:p>
          </table:table-cell>
          <table:table-cell table:style-name="ce25" table:formula="of:=SUM([.CU7:.CU60])" office:value-type="float" office:value="9.5">
            <text:p>9,5</text:p>
          </table:table-cell>
          <table:table-cell table:style-name="ce25" table:formula="of:=SUM([.CV7:.CV60])" office:value-type="float" office:value="2">
            <text:p>2,0</text:p>
          </table:table-cell>
          <table:table-cell table:style-name="ce25" table:formula="of:=SUM([.CW7:.CW60])" office:value-type="float" office:value="3.5">
            <text:p>3,5</text:p>
          </table:table-cell>
          <table:table-cell table:style-name="ce25" table:formula="of:=SUM([.CX7:.CX60])" office:value-type="float" office:value="10.5">
            <text:p>10,5</text:p>
          </table:table-cell>
          <table:table-cell table:style-name="ce25" table:formula="of:=SUM([.CY7:.CY60])" office:value-type="float" office:value="4.5">
            <text:p>4,5</text:p>
          </table:table-cell>
          <table:table-cell table:style-name="ce25" table:formula="of:=SUM([.CZ7:.CZ60])" office:value-type="float" office:value="5">
            <text:p>5,0</text:p>
          </table:table-cell>
          <table:table-cell table:style-name="ce25" table:formula="of:=SUM([.DA7:.DA60])" office:value-type="float" office:value="8">
            <text:p>8,0</text:p>
          </table:table-cell>
          <table:table-cell table:style-name="ce25" table:formula="of:=SUM([.DB7:.DB60])" office:value-type="float" office:value="7.5">
            <text:p>7,5</text:p>
          </table:table-cell>
          <table:table-cell table:style-name="ce25" table:formula="of:=SUM([.DC7:.DC60])" office:value-type="float" office:value="1.5">
            <text:p>1,5</text:p>
          </table:table-cell>
          <table:table-cell table:style-name="ce25" table:formula="of:=SUM([.DD7:.DD60])" office:value-type="float" office:value="3.5">
            <text:p>3,5</text:p>
          </table:table-cell>
          <table:table-cell table:style-name="ce25" table:formula="of:=SUM([.DE7:.DE60])" office:value-type="float" office:value="8.5">
            <text:p>8,5</text:p>
          </table:table-cell>
          <table:table-cell table:style-name="ce25" table:formula="of:=SUM([.DF7:.DF60])" office:value-type="float" office:value="7.5">
            <text:p>7,5</text:p>
          </table:table-cell>
          <table:table-cell table:style-name="ce25" table:formula="of:=SUM([.DG7:.DG60])" office:value-type="float" office:value="8.5">
            <text:p>8,5</text:p>
          </table:table-cell>
          <table:table-cell table:style-name="ce25" table:formula="of:=SUM([.DH7:.DH60])" office:value-type="float" office:value="5.5">
            <text:p>5,5</text:p>
          </table:table-cell>
          <table:table-cell table:style-name="ce25" table:formula="of:=SUM([.DI7:.DI60])" office:value-type="float" office:value="10">
            <text:p>10,0</text:p>
          </table:table-cell>
          <table:table-cell table:style-name="ce25" table:formula="of:=SUM([.DJ7:.DJ60])" office:value-type="float" office:value="5.5">
            <text:p>5,5</text:p>
          </table:table-cell>
          <table:table-cell table:style-name="ce25" table:formula="of:=SUM([.DK7:.DK60])" office:value-type="float" office:value="0">
            <text:p>0,0</text:p>
          </table:table-cell>
          <table:table-cell table:style-name="ce25" table:formula="of:=SUM([.DL7:.DL60])" office:value-type="float" office:value="4">
            <text:p>4,0</text:p>
          </table:table-cell>
          <table:table-cell table:style-name="ce25" table:formula="of:=SUM([.DM7:.DM60])" office:value-type="float" office:value="8">
            <text:p>8,0</text:p>
          </table:table-cell>
          <table:table-cell table:style-name="ce25" table:formula="of:=SUM([.DN7:.DN60])" office:value-type="float" office:value="7.5">
            <text:p>7,5</text:p>
          </table:table-cell>
          <table:table-cell table:style-name="ce25" table:formula="of:=SUM([.DO7:.DO60])" office:value-type="float" office:value="6.5">
            <text:p>6,5</text:p>
          </table:table-cell>
          <table:table-cell table:style-name="ce25" table:formula="of:=SUM([.DP7:.DP60])" office:value-type="float" office:value="3">
            <text:p>3,0</text:p>
          </table:table-cell>
          <table:table-cell table:style-name="ce25" table:formula="of:=SUM([.DQ7:.DQ60])" office:value-type="float" office:value="0">
            <text:p>0,0</text:p>
          </table:table-cell>
          <table:table-cell table:style-name="ce25" table:formula="of:=SUM([.DR7:.DR60])" office:value-type="float" office:value="0">
            <text:p>0,0</text:p>
          </table:table-cell>
          <table:table-cell table:style-name="ce25" table:formula="of:=SUM([.DS7:.DS60])" office:value-type="float" office:value="6">
            <text:p>6,0</text:p>
          </table:table-cell>
          <table:table-cell table:style-name="ce25" table:formula="of:=SUM([.DT7:.DT60])" office:value-type="float" office:value="9">
            <text:p>9,0</text:p>
          </table:table-cell>
          <table:table-cell table:style-name="ce25" table:formula="of:=SUM([.DU7:.DU60])" office:value-type="float" office:value="8.5">
            <text:p>8,5</text:p>
          </table:table-cell>
          <table:table-cell table:style-name="ce25" table:formula="of:=SUM([.DV7:.DV60])" office:value-type="float" office:value="2.5">
            <text:p>2,5</text:p>
          </table:table-cell>
          <table:table-cell table:style-name="ce25" table:formula="of:=SUM([.DW7:.DW60])" office:value-type="float" office:value="5">
            <text:p>5,0</text:p>
          </table:table-cell>
          <table:table-cell table:style-name="ce25" table:formula="of:=SUM([.DX7:.DX60])" office:value-type="float" office:value="1">
            <text:p>1,0</text:p>
          </table:table-cell>
          <table:table-cell table:style-name="ce25" table:formula="of:=SUM([.DY7:.DY60])" office:value-type="float" office:value="0">
            <text:p>0,0</text:p>
          </table:table-cell>
          <table:table-cell table:style-name="ce25" table:formula="of:=SUM([.DZ7:.DZ60])" office:value-type="float" office:value="0">
            <text:p>0,0</text:p>
          </table:table-cell>
          <table:table-cell table:style-name="ce25" table:formula="of:=SUM([.EA7:.EA60])" office:value-type="float" office:value="2">
            <text:p>2,0</text:p>
          </table:table-cell>
          <table:table-cell table:style-name="ce25" table:formula="of:=SUM([.EB7:.EB60])" office:value-type="float" office:value="6">
            <text:p>6,0</text:p>
          </table:table-cell>
          <table:table-cell table:style-name="ce25" table:formula="of:=SUM([.EC7:.EC60])" office:value-type="float" office:value="6.5">
            <text:p>6,5</text:p>
          </table:table-cell>
          <table:table-cell table:style-name="ce25" table:formula="of:=SUM([.ED7:.ED60])" office:value-type="float" office:value="10">
            <text:p>10,0</text:p>
          </table:table-cell>
          <table:table-cell table:style-name="ce25" table:formula="of:=SUM([.EE7:.EE60])" office:value-type="float" office:value="0">
            <text:p>0,0</text:p>
          </table:table-cell>
          <table:table-cell table:style-name="ce25" table:formula="of:=SUM([.EF7:.EF60])" office:value-type="float" office:value="0">
            <text:p>0,0</text:p>
          </table:table-cell>
          <table:table-cell table:style-name="ce25" table:formula="of:=SUM([.EG7:.EG60])" office:value-type="float" office:value="8.5">
            <text:p>8,5</text:p>
          </table:table-cell>
          <table:table-cell table:style-name="ce25" table:formula="of:=SUM([.EH7:.EH60])" office:value-type="float" office:value="6.5">
            <text:p>6,5</text:p>
          </table:table-cell>
          <table:table-cell table:style-name="ce25" table:formula="of:=SUM([.EI7:.EI60])" office:value-type="float" office:value="0.5">
            <text:p>0,5</text:p>
          </table:table-cell>
          <table:table-cell table:style-name="ce25" table:formula="of:=SUM([.EJ7:.EJ60])" office:value-type="float" office:value="3.5">
            <text:p>3,5</text:p>
          </table:table-cell>
          <table:table-cell table:style-name="ce25" table:formula="of:=SUM([.EK7:.EK60])" office:value-type="float" office:value="0">
            <text:p>0,0</text:p>
          </table:table-cell>
          <table:table-cell table:style-name="ce25" table:formula="of:=SUM([.EL7:.EL60])" office:value-type="float" office:value="0">
            <text:p>0,0</text:p>
          </table:table-cell>
          <table:table-cell table:style-name="ce25" table:formula="of:=SUM([.EM7:.EM60])" office:value-type="float" office:value="0">
            <text:p>0,0</text:p>
          </table:table-cell>
          <table:table-cell table:style-name="ce25" table:formula="of:=SUM([.EN7:.EN60])" office:value-type="float" office:value="0">
            <text:p>0,0</text:p>
          </table:table-cell>
          <table:table-cell table:style-name="ce25" table:formula="of:=SUM([.EO7:.EO60])" office:value-type="float" office:value="0">
            <text:p>0,0</text:p>
          </table:table-cell>
          <table:table-cell table:style-name="ce25" table:formula="of:=SUM([.EP7:.EP60])" office:value-type="float" office:value="7">
            <text:p>7,0</text:p>
          </table:table-cell>
          <table:table-cell table:style-name="ce25" table:formula="of:=SUM([.EQ7:.EQ60])" office:value-type="float" office:value="8">
            <text:p>8,0</text:p>
          </table:table-cell>
          <table:table-cell table:style-name="ce25" table:formula="of:=SUM([.ER7:.ER60])" office:value-type="float" office:value="2">
            <text:p>2,0</text:p>
          </table:table-cell>
          <table:table-cell table:style-name="ce25" table:formula="of:=SUM([.ES7:.ES60])" office:value-type="float" office:value="5.5">
            <text:p>5,5</text:p>
          </table:table-cell>
          <table:table-cell table:style-name="ce25" table:formula="of:=SUM([.ET7:.ET60])" office:value-type="float" office:value="1.5">
            <text:p>1,5</text:p>
          </table:table-cell>
          <table:table-cell table:style-name="ce25" table:formula="of:=SUM([.EU7:.EU60])" office:value-type="float" office:value="0">
            <text:p>0,0</text:p>
          </table:table-cell>
          <table:table-cell table:style-name="ce25" table:formula="of:=SUM([.EV7:.EV60])" office:value-type="float" office:value="0">
            <text:p>0,0</text:p>
          </table:table-cell>
          <table:table-cell table:style-name="ce25" table:formula="of:=SUM([.EW7:.EW60])" office:value-type="float" office:value="0">
            <text:p>0,0</text:p>
          </table:table-cell>
          <table:table-cell table:style-name="ce25" table:formula="of:=SUM([.EX7:.EX60])" office:value-type="float" office:value="0">
            <text:p>0,0</text:p>
          </table:table-cell>
          <table:table-cell table:style-name="ce25" table:formula="of:=SUM([.EY7:.EY60])" office:value-type="float" office:value="0">
            <text:p>0,0</text:p>
          </table:table-cell>
          <table:table-cell table:style-name="ce25" table:formula="of:=SUM([.EZ7:.EZ60])" office:value-type="float" office:value="0">
            <text:p>0,0</text:p>
          </table:table-cell>
          <table:table-cell table:style-name="ce25" table:formula="of:=SUM([.FA7:.FA60])" office:value-type="float" office:value="0">
            <text:p>0,0</text:p>
          </table:table-cell>
          <table:table-cell table:style-name="ce25" table:formula="of:=SUM([.FB7:.FB60])" office:value-type="float" office:value="0">
            <text:p>0,0</text:p>
          </table:table-cell>
          <table:table-cell table:style-name="ce25" table:formula="of:=SUM([.FC7:.FC60])" office:value-type="float" office:value="0">
            <text:p>0,0</text:p>
          </table:table-cell>
          <table:table-cell table:style-name="ce25" table:formula="of:=SUM([.FD7:.FD60])" office:value-type="float" office:value="0">
            <text:p>0,0</text:p>
          </table:table-cell>
          <table:table-cell table:style-name="ce25" table:formula="of:=SUM([.FE7:.FE60])" office:value-type="float" office:value="0">
            <text:p>0,0</text:p>
          </table:table-cell>
          <table:table-cell table:style-name="ce25" table:formula="of:=SUM([.FF7:.FF60])" office:value-type="float" office:value="0">
            <text:p>0,0</text:p>
          </table:table-cell>
          <table:table-cell table:style-name="ce25" table:formula="of:=SUM([.FG7:.FG60])" office:value-type="float" office:value="0">
            <text:p>0,0</text:p>
          </table:table-cell>
          <table:table-cell table:style-name="ce25" table:formula="of:=SUM([.FH7:.FH60])" office:value-type="float" office:value="0">
            <text:p>0,0</text:p>
          </table:table-cell>
          <table:table-cell table:style-name="ce25" table:formula="of:=SUM([.FI7:.FI60])" office:value-type="float" office:value="1.5">
            <text:p>1,5</text:p>
          </table:table-cell>
          <table:table-cell table:style-name="ce25" table:formula="of:=SUM([.FJ7:.FJ60])" office:value-type="float" office:value="6.5">
            <text:p>6,5</text:p>
          </table:table-cell>
          <table:table-cell table:style-name="ce25" table:formula="of:=SUM([.FK7:.FK60])" office:value-type="float" office:value="13.5">
            <text:p>13,5</text:p>
          </table:table-cell>
          <table:table-cell table:style-name="ce25" table:formula="of:=SUM([.FL7:.FL60])" office:value-type="float" office:value="12.5">
            <text:p>12,5</text:p>
          </table:table-cell>
          <table:table-cell table:style-name="ce25" table:formula="of:=SUM([.FM7:.FM60])" office:value-type="float" office:value="7">
            <text:p>7,0</text:p>
          </table:table-cell>
          <table:table-cell table:style-name="ce25" table:formula="of:=SUM([.FN7:.FN60])" office:value-type="float" office:value="7">
            <text:p>7,0</text:p>
          </table:table-cell>
          <table:table-cell table:style-name="ce25" table:formula="of:=SUM([.FO7:.FO60])" office:value-type="float" office:value="0">
            <text:p>0,0</text:p>
          </table:table-cell>
          <table:table-cell table:style-name="ce25" table:formula="of:=SUM([.FP7:.FP60])" office:value-type="float" office:value="7">
            <text:p>7,0</text:p>
          </table:table-cell>
          <table:table-cell table:style-name="ce25" table:formula="of:=SUM([.FQ7:.FQ60])" office:value-type="float" office:value="9">
            <text:p>9,0</text:p>
          </table:table-cell>
          <table:table-cell table:style-name="ce25" table:formula="of:=SUM([.FR7:.FR60])" office:value-type="float" office:value="10">
            <text:p>10,0</text:p>
          </table:table-cell>
          <table:table-cell table:style-name="ce25" table:formula="of:=SUM([.FS7:.FS60])" office:value-type="float" office:value="12.5">
            <text:p>12,5</text:p>
          </table:table-cell>
          <table:table-cell table:style-name="ce25" table:formula="of:=SUM([.FT7:.FT60])" office:value-type="float" office:value="11">
            <text:p>11,0</text:p>
          </table:table-cell>
          <table:table-cell table:style-name="ce25" table:formula="of:=SUM([.FU7:.FU60])" office:value-type="float" office:value="0.5">
            <text:p>0,5</text:p>
          </table:table-cell>
          <table:table-cell table:style-name="ce25" table:formula="of:=SUM([.FV7:.FV60])" office:value-type="float" office:value="1">
            <text:p>1,0</text:p>
          </table:table-cell>
          <table:table-cell table:style-name="ce25" table:formula="of:=SUM([.FW7:.FW60])" office:value-type="float" office:value="7">
            <text:p>7,0</text:p>
          </table:table-cell>
          <table:table-cell table:style-name="ce25" table:formula="of:=SUM([.FX7:.FX60])" office:value-type="float" office:value="8">
            <text:p>8,0</text:p>
          </table:table-cell>
          <table:table-cell table:style-name="ce25" table:formula="of:=SUM([.FY7:.FY60])" office:value-type="float" office:value="10.5">
            <text:p>10,5</text:p>
          </table:table-cell>
          <table:table-cell table:style-name="ce25" table:formula="of:=SUM([.FZ7:.FZ60])" office:value-type="float" office:value="10.5">
            <text:p>10,5</text:p>
          </table:table-cell>
          <table:table-cell table:style-name="ce25" table:formula="of:=SUM([.GA7:.GA60])" office:value-type="float" office:value="8">
            <text:p>8,0</text:p>
          </table:table-cell>
          <table:table-cell table:style-name="ce25" table:formula="of:=SUM([.GB7:.GB60])" office:value-type="float" office:value="4">
            <text:p>4,0</text:p>
          </table:table-cell>
          <table:table-cell table:style-name="ce25" table:formula="of:=SUM([.GC7:.GC60])" office:value-type="float" office:value="0">
            <text:p>0,0</text:p>
          </table:table-cell>
          <table:table-cell table:style-name="ce25" table:formula="of:=SUM([.GD7:.GD60])" office:value-type="float" office:value="7">
            <text:p>7,0</text:p>
          </table:table-cell>
          <table:table-cell table:style-name="ce25" table:formula="of:=SUM([.GE7:.GE60])" office:value-type="float" office:value="10">
            <text:p>10,0</text:p>
          </table:table-cell>
          <table:table-cell table:style-name="ce25" table:formula="of:=SUM([.GF7:.GF60])" office:value-type="float" office:value="9">
            <text:p>9,0</text:p>
          </table:table-cell>
          <table:table-cell table:style-name="ce25" table:formula="of:=SUM([.GG7:.GG60])" office:value-type="float" office:value="8">
            <text:p>8,0</text:p>
          </table:table-cell>
          <table:table-cell table:style-name="ce25" table:formula="of:=SUM([.GH7:.GH60])" office:value-type="float" office:value="5">
            <text:p>5,0</text:p>
          </table:table-cell>
          <table:table-cell table:style-name="ce25" table:formula="of:=SUM([.GI7:.GI60])" office:value-type="float" office:value="0">
            <text:p>0,0</text:p>
          </table:table-cell>
          <table:table-cell table:style-name="ce25" table:formula="of:=SUM([.GJ7:.GJ60])" office:value-type="float" office:value="1">
            <text:p>1,0</text:p>
          </table:table-cell>
          <table:table-cell table:style-name="ce25" table:formula="of:=SUM([.GK7:.GK60])" office:value-type="float" office:value="7">
            <text:p>7,0</text:p>
          </table:table-cell>
          <table:table-cell table:style-name="ce25" table:formula="of:=SUM([.GL7:.GL60])" office:value-type="float" office:value="6.5">
            <text:p>6,5</text:p>
          </table:table-cell>
          <table:table-cell table:style-name="ce25" table:formula="of:=SUM([.GM7:.GM60])" office:value-type="float" office:value="8.5">
            <text:p>8,5</text:p>
          </table:table-cell>
          <table:table-cell table:style-name="ce25" table:formula="of:=SUM([.GN7:.GN60])" office:value-type="float" office:value="9">
            <text:p>9,0</text:p>
          </table:table-cell>
          <table:table-cell table:style-name="ce25" table:formula="of:=SUM([.GO7:.GO60])" office:value-type="float" office:value="8.5">
            <text:p>8,5</text:p>
          </table:table-cell>
          <table:table-cell table:style-name="ce25" table:formula="of:=SUM([.GP7:.GP60])" office:value-type="float" office:value="0">
            <text:p>0,0</text:p>
          </table:table-cell>
          <table:table-cell table:style-name="ce25" table:formula="of:=SUM([.GQ7:.GQ60])" office:value-type="float" office:value="0">
            <text:p>0,0</text:p>
          </table:table-cell>
          <table:table-cell table:style-name="ce25" table:formula="of:=SUM([.GR7:.GR60])" office:value-type="float" office:value="6">
            <text:p>6,0</text:p>
          </table:table-cell>
          <table:table-cell table:style-name="ce25" table:formula="of:=SUM([.GS7:.GS60])" office:value-type="float" office:value="7.5">
            <text:p>7,5</text:p>
          </table:table-cell>
          <table:table-cell table:style-name="ce25" table:formula="of:=SUM([.GT7:.GT60])" office:value-type="float" office:value="0">
            <text:p>0,0</text:p>
          </table:table-cell>
          <table:table-cell table:style-name="ce25" table:formula="of:=SUM([.GU7:.GU60])" office:value-type="float" office:value="6.5">
            <text:p>6,5</text:p>
          </table:table-cell>
          <table:table-cell table:style-name="ce25" table:formula="of:=SUM([.GV7:.GV60])" office:value-type="float" office:value="9">
            <text:p>9,0</text:p>
          </table:table-cell>
          <table:table-cell table:style-name="ce25" table:formula="of:=SUM([.GW7:.GW60])" office:value-type="float" office:value="2.5">
            <text:p>2,5</text:p>
          </table:table-cell>
          <table:table-cell table:style-name="ce25" table:formula="of:=SUM([.GX7:.GX60])" office:value-type="float" office:value="4.5">
            <text:p>4,5</text:p>
          </table:table-cell>
          <table:table-cell table:style-name="ce25" table:formula="of:=SUM([.GY7:.GY60])" office:value-type="float" office:value="6">
            <text:p>6,0</text:p>
          </table:table-cell>
          <table:table-cell table:style-name="ce25" table:formula="of:=SUM([.GZ7:.GZ60])" office:value-type="float" office:value="7">
            <text:p>7,0</text:p>
          </table:table-cell>
          <table:table-cell table:style-name="ce25" table:formula="of:=SUM([.HA7:.HA60])" office:value-type="float" office:value="11">
            <text:p>11,0</text:p>
          </table:table-cell>
          <table:table-cell table:style-name="ce25" table:formula="of:=SUM([.HB7:.HB60])" office:value-type="float" office:value="13.5">
            <text:p>13,5</text:p>
          </table:table-cell>
          <table:table-cell table:style-name="ce25" table:formula="of:=SUM([.HC7:.HC60])" office:value-type="float" office:value="10.5">
            <text:p>10,5</text:p>
          </table:table-cell>
          <table:table-cell table:style-name="ce25" table:formula="of:=SUM([.HD7:.HD60])" office:value-type="float" office:value="0">
            <text:p>0,0</text:p>
          </table:table-cell>
          <table:table-cell table:style-name="ce25" table:formula="of:=SUM([.HE7:.HE60])" office:value-type="float" office:value="1">
            <text:p>1,0</text:p>
          </table:table-cell>
          <table:table-cell table:style-name="ce25" table:formula="of:=SUM([.HF7:.HF60])" office:value-type="float" office:value="0">
            <text:p>0,0</text:p>
          </table:table-cell>
          <table:table-cell table:style-name="ce25" table:formula="of:=SUM([.HG7:.HG60])" office:value-type="float" office:value="9">
            <text:p>9,0</text:p>
          </table:table-cell>
          <table:table-cell table:style-name="ce25" table:formula="of:=SUM([.HH7:.HH60])" office:value-type="float" office:value="10">
            <text:p>10,0</text:p>
          </table:table-cell>
          <table:table-cell table:style-name="ce25" table:formula="of:=SUM([.HI7:.HI60])" office:value-type="float" office:value="7.5">
            <text:p>7,5</text:p>
          </table:table-cell>
          <table:table-cell table:style-name="ce25" table:formula="of:=SUM([.HJ7:.HJ60])" office:value-type="float" office:value="0">
            <text:p>0,0</text:p>
          </table:table-cell>
          <table:table-cell table:style-name="ce25" table:formula="of:=SUM([.HK7:.HK60])" office:value-type="float" office:value="0">
            <text:p>0,0</text:p>
          </table:table-cell>
          <table:table-cell table:style-name="ce25" table:formula="of:=SUM([.HL7:.HL60])" office:value-type="float" office:value="3.5">
            <text:p>3,5</text:p>
          </table:table-cell>
          <table:table-cell table:style-name="ce25" table:formula="of:=SUM([.HM7:.HM60])" office:value-type="float" office:value="8">
            <text:p>8,0</text:p>
          </table:table-cell>
          <table:table-cell table:style-name="ce25" table:formula="of:=SUM([.HN7:.HN60])" office:value-type="float" office:value="10.5">
            <text:p>10,5</text:p>
          </table:table-cell>
          <table:table-cell table:style-name="ce25" table:formula="of:=SUM([.HO7:.HO60])" office:value-type="float" office:value="9.5">
            <text:p>9,5</text:p>
          </table:table-cell>
          <table:table-cell table:style-name="ce25" table:formula="of:=SUM([.HP7:.HP60])" office:value-type="float" office:value="8.5">
            <text:p>8,5</text:p>
          </table:table-cell>
          <table:table-cell table:style-name="ce25" table:formula="of:=SUM([.HQ7:.HQ60])" office:value-type="float" office:value="8">
            <text:p>8,0</text:p>
          </table:table-cell>
          <table:table-cell table:style-name="ce25" table:formula="of:=SUM([.HR7:.HR60])" office:value-type="float" office:value="3">
            <text:p>3,0</text:p>
          </table:table-cell>
          <table:table-cell table:style-name="ce25" table:formula="of:=SUM([.HS7:.HS60])" office:value-type="float" office:value="0">
            <text:p>0,0</text:p>
          </table:table-cell>
          <table:table-cell table:style-name="ce25" table:formula="of:=SUM([.HT7:.HT60])" office:value-type="float" office:value="12">
            <text:p>12,0</text:p>
          </table:table-cell>
          <table:table-cell table:style-name="ce25" table:formula="of:=SUM([.HU7:.HU60])" office:value-type="float" office:value="0">
            <text:p>0,0</text:p>
          </table:table-cell>
          <table:table-cell table:style-name="ce25" table:formula="of:=SUM([.HV7:.HV60])" office:value-type="float" office:value="9">
            <text:p>9,0</text:p>
          </table:table-cell>
          <table:table-cell table:style-name="ce25" table:formula="of:=SUM([.HW7:.HW60])" office:value-type="float" office:value="9.5">
            <text:p>9,5</text:p>
          </table:table-cell>
          <table:table-cell table:style-name="ce25" table:formula="of:=SUM([.HX7:.HX60])" office:value-type="float" office:value="10">
            <text:p>10,0</text:p>
          </table:table-cell>
          <table:table-cell table:style-name="ce25" table:formula="of:=SUM([.HY7:.HY60])" office:value-type="float" office:value="5">
            <text:p>5,0</text:p>
          </table:table-cell>
          <table:table-cell table:style-name="ce25" table:formula="of:=SUM([.HZ7:.HZ60])" office:value-type="float" office:value="5">
            <text:p>5,0</text:p>
          </table:table-cell>
          <table:table-cell table:style-name="ce25" table:formula="of:=SUM([.IA7:.IA60])" office:value-type="float" office:value="8">
            <text:p>8,0</text:p>
          </table:table-cell>
          <table:table-cell table:style-name="ce25" table:formula="of:=SUM([.IB7:.IB60])" office:value-type="float" office:value="9">
            <text:p>9,0</text:p>
          </table:table-cell>
          <table:table-cell table:style-name="ce25" table:formula="of:=SUM([.IC7:.IC60])" office:value-type="float" office:value="7">
            <text:p>7,0</text:p>
          </table:table-cell>
          <table:table-cell table:style-name="ce25" table:formula="of:=SUM([.ID7:.ID60])" office:value-type="float" office:value="8">
            <text:p>8,0</text:p>
          </table:table-cell>
          <table:table-cell table:style-name="ce25" table:formula="of:=SUM([.IE7:.IE60])" office:value-type="float" office:value="9">
            <text:p>9,0</text:p>
          </table:table-cell>
          <table:table-cell table:style-name="ce25" table:formula="of:=SUM([.IF7:.IF60])" office:value-type="float" office:value="0">
            <text:p>0,0</text:p>
          </table:table-cell>
          <table:table-cell table:style-name="ce25" table:formula="of:=SUM([.IG7:.IG60])" office:value-type="float" office:value="0">
            <text:p>0,0</text:p>
          </table:table-cell>
          <table:table-cell table:style-name="ce25" table:formula="of:=SUM([.IH7:.IH60])" office:value-type="float" office:value="7.5">
            <text:p>7,5</text:p>
          </table:table-cell>
          <table:table-cell table:style-name="ce25" table:formula="of:=SUM([.II7:.II60])" office:value-type="float" office:value="6.5">
            <text:p>6,5</text:p>
          </table:table-cell>
          <table:table-cell table:style-name="ce25" table:formula="of:=SUM([.IJ7:.IJ60])" office:value-type="float" office:value="8.5">
            <text:p>8,5</text:p>
          </table:table-cell>
          <table:table-cell table:style-name="ce25" table:formula="of:=SUM([.IK7:.IK60])" office:value-type="float" office:value="9">
            <text:p>9,0</text:p>
          </table:table-cell>
          <table:table-cell table:style-name="ce25" table:formula="of:=SUM([.IL7:.IL60])" office:value-type="float" office:value="8">
            <text:p>8,0</text:p>
          </table:table-cell>
          <table:table-cell table:style-name="ce25" table:formula="of:=SUM([.IM7:.IM60])" office:value-type="float" office:value="0">
            <text:p>0,0</text:p>
          </table:table-cell>
          <table:table-cell table:style-name="ce25" table:formula="of:=SUM([.IN7:.IN60])" office:value-type="float" office:value="6.5">
            <text:p>6,5</text:p>
          </table:table-cell>
          <table:table-cell table:style-name="ce25" table:formula="of:=SUM([.IO7:.IO60])" office:value-type="float" office:value="0">
            <text:p>0,0</text:p>
          </table:table-cell>
          <table:table-cell table:style-name="ce25" table:formula="of:=SUM([.IP7:.IP60])" office:value-type="float" office:value="4.5">
            <text:p>4,5</text:p>
          </table:table-cell>
          <table:table-cell table:style-name="ce25" table:formula="of:=SUM([.IQ7:.IQ60])" office:value-type="float" office:value="9">
            <text:p>9,0</text:p>
          </table:table-cell>
          <table:table-cell table:style-name="ce25" table:formula="of:=SUM([.IR7:.IR60])" office:value-type="float" office:value="9">
            <text:p>9,0</text:p>
          </table:table-cell>
          <table:table-cell table:style-name="ce25" table:formula="of:=SUM([.IS7:.IS60])" office:value-type="float" office:value="8">
            <text:p>8,0</text:p>
          </table:table-cell>
          <table:table-cell table:style-name="ce25" table:formula="of:=SUM([.IT7:.IT60])" office:value-type="float" office:value="0">
            <text:p>0,0</text:p>
          </table:table-cell>
          <table:table-cell table:style-name="ce25" table:formula="of:=SUM([.IU7:.IU60])" office:value-type="float" office:value="0">
            <text:p>0,0</text:p>
          </table:table-cell>
          <table:table-cell table:style-name="ce25" table:formula="of:=SUM([.IV7:.IV60])" office:value-type="float" office:value="5.5">
            <text:p>5,5</text:p>
          </table:table-cell>
          <table:table-cell table:style-name="ce25" table:formula="of:=SUM([.IW7:.IW60])" office:value-type="float" office:value="8.5">
            <text:p>8,5</text:p>
          </table:table-cell>
          <table:table-cell table:style-name="ce25" table:formula="of:=SUM([.IX7:.IX60])" office:value-type="float" office:value="8">
            <text:p>8,0</text:p>
          </table:table-cell>
          <table:table-cell table:style-name="ce25" table:formula="of:=SUM([.IY7:.IY60])" office:value-type="float" office:value="8">
            <text:p>8,0</text:p>
          </table:table-cell>
          <table:table-cell table:style-name="ce25" table:formula="of:=SUM([.IZ7:.IZ60])" office:value-type="float" office:value="8">
            <text:p>8,0</text:p>
          </table:table-cell>
          <table:table-cell table:style-name="ce25" table:formula="of:=SUM([.JA7:.JA60])" office:value-type="float" office:value="0">
            <text:p>0,0</text:p>
          </table:table-cell>
          <table:table-cell table:style-name="ce25" table:formula="of:=SUM([.JB7:.JB60])" office:value-type="float" office:value="0">
            <text:p>0,0</text:p>
          </table:table-cell>
          <table:table-cell table:style-name="ce25" table:formula="of:=SUM([.JC7:.JC60])" office:value-type="float" office:value="3">
            <text:p>3,0</text:p>
          </table:table-cell>
          <table:table-cell table:style-name="ce25" table:formula="of:=SUM([.JD7:.JD60])" office:value-type="float" office:value="8.5">
            <text:p>8,5</text:p>
          </table:table-cell>
          <table:table-cell table:style-name="ce25" table:formula="of:=SUM([.JE7:.JE60])" office:value-type="float" office:value="8">
            <text:p>8,0</text:p>
          </table:table-cell>
          <table:table-cell table:style-name="ce25" table:formula="of:=SUM([.JF7:.JF60])" office:value-type="float" office:value="9.5">
            <text:p>9,5</text:p>
          </table:table-cell>
          <table:table-cell table:style-name="ce25" table:formula="of:=SUM([.JG7:.JG60])" office:value-type="float" office:value="4.5">
            <text:p>4,5</text:p>
          </table:table-cell>
          <table:table-cell table:style-name="ce25" table:formula="of:=SUM([.JH7:.JH60])" office:value-type="float" office:value="0">
            <text:p>0,0</text:p>
          </table:table-cell>
          <table:table-cell table:style-name="ce25" table:formula="of:=SUM([.JI7:.JI60])" office:value-type="float" office:value="0.5">
            <text:p>0,5</text:p>
          </table:table-cell>
          <table:table-cell table:style-name="ce25" table:formula="of:=SUM([.JJ7:.JJ60])" office:value-type="float" office:value="4">
            <text:p>4,0</text:p>
          </table:table-cell>
          <table:table-cell table:style-name="ce25" table:formula="of:=SUM([.JK7:.JK60])" office:value-type="float" office:value="0">
            <text:p>0,0</text:p>
          </table:table-cell>
          <table:table-cell table:style-name="ce25" table:formula="of:=SUM([.JL7:.JL60])" office:value-type="float" office:value="0.5">
            <text:p>0,5</text:p>
          </table:table-cell>
          <table:table-cell table:style-name="ce25" table:formula="of:=SUM([.JM7:.JM60])" office:value-type="float" office:value="7.5">
            <text:p>7,5</text:p>
          </table:table-cell>
          <table:table-cell table:style-name="ce25" table:formula="of:=SUM([.JN7:.JN60])" office:value-type="float" office:value="8.5">
            <text:p>8,5</text:p>
          </table:table-cell>
          <table:table-cell table:style-name="ce25" table:formula="of:=SUM([.JO7:.JO60])" office:value-type="float" office:value="2.5">
            <text:p>2,5</text:p>
          </table:table-cell>
          <table:table-cell table:style-name="ce25" table:formula="of:=SUM([.JP7:.JP60])" office:value-type="float" office:value="1.5">
            <text:p>1,5</text:p>
          </table:table-cell>
          <table:table-cell table:style-name="ce25" table:formula="of:=SUM([.JQ7:.JQ60])" office:value-type="float" office:value="7.5">
            <text:p>7,5</text:p>
          </table:table-cell>
          <table:table-cell table:style-name="ce25" table:formula="of:=SUM([.JR7:.JR60])" office:value-type="float" office:value="3">
            <text:p>3,0</text:p>
          </table:table-cell>
          <table:table-cell table:style-name="ce25" table:formula="of:=SUM([.JS7:.JS60])" office:value-type="float" office:value="7">
            <text:p>7,0</text:p>
          </table:table-cell>
          <table:table-cell table:style-name="ce25" table:formula="of:=SUM([.JT7:.JT60])" office:value-type="float" office:value="10">
            <text:p>10,0</text:p>
          </table:table-cell>
          <table:table-cell table:style-name="ce25" table:formula="of:=SUM([.JU7:.JU60])" office:value-type="float" office:value="8">
            <text:p>8,0</text:p>
          </table:table-cell>
          <table:table-cell table:style-name="ce25" table:formula="of:=SUM([.JV7:.JV60])" office:value-type="float" office:value="0">
            <text:p>0,0</text:p>
          </table:table-cell>
          <table:table-cell table:style-name="ce25" table:formula="of:=SUM([.JW7:.JW60])" office:value-type="float" office:value="2">
            <text:p>2,0</text:p>
          </table:table-cell>
          <table:table-cell table:style-name="ce25" table:formula="of:=SUM([.JX7:.JX60])" office:value-type="float" office:value="7">
            <text:p>7,0</text:p>
          </table:table-cell>
          <table:table-cell table:style-name="ce25" table:formula="of:=SUM([.JY7:.JY60])" office:value-type="float" office:value="7.5">
            <text:p>7,5</text:p>
          </table:table-cell>
          <table:table-cell table:style-name="ce25" table:formula="of:=SUM([.JZ7:.JZ60])" office:value-type="float" office:value="4.5">
            <text:p>4,5</text:p>
          </table:table-cell>
          <table:table-cell table:style-name="ce25" table:formula="of:=SUM([.KA7:.KA60])" office:value-type="float" office:value="15">
            <text:p>15,0</text:p>
          </table:table-cell>
          <table:table-cell table:style-name="ce25" table:formula="of:=SUM([.KB7:.KB60])" office:value-type="float" office:value="11">
            <text:p>11,0</text:p>
          </table:table-cell>
          <table:table-cell table:style-name="ce25" table:formula="of:=SUM([.KC7:.KC60])" office:value-type="float" office:value="0">
            <text:p>0,0</text:p>
          </table:table-cell>
          <table:table-cell table:style-name="ce25" table:formula="of:=SUM([.KD7:.KD60])" office:value-type="float" office:value="0">
            <text:p>0,0</text:p>
          </table:table-cell>
          <table:table-cell table:style-name="ce25" table:formula="of:=SUM([.KE7:.KE60])" office:value-type="float" office:value="11">
            <text:p>11,0</text:p>
          </table:table-cell>
          <table:table-cell table:style-name="ce25" table:formula="of:=SUM([.KF7:.KF60])" office:value-type="float" office:value="8.5">
            <text:p>8,5</text:p>
          </table:table-cell>
          <table:table-cell table:style-name="ce25" table:formula="of:=SUM([.KG7:.KG60])" office:value-type="float" office:value="10">
            <text:p>10,0</text:p>
          </table:table-cell>
          <table:table-cell table:style-name="ce25" table:formula="of:=SUM([.KH7:.KH60])" office:value-type="float" office:value="7.5">
            <text:p>7,5</text:p>
          </table:table-cell>
          <table:table-cell table:style-name="ce25" table:formula="of:=SUM([.KI7:.KI60])" office:value-type="float" office:value="4">
            <text:p>4,0</text:p>
          </table:table-cell>
          <table:table-cell table:style-name="ce25" table:formula="of:=SUM([.KJ7:.KJ60])" office:value-type="float" office:value="0">
            <text:p>0,0</text:p>
          </table:table-cell>
          <table:table-cell table:style-name="ce25" table:formula="of:=SUM([.KK7:.KK60])" office:value-type="float" office:value="3.5">
            <text:p>3,5</text:p>
          </table:table-cell>
          <table:table-cell table:style-name="ce25" table:formula="of:=SUM([.KL7:.KL60])" office:value-type="float" office:value="8">
            <text:p>8,0</text:p>
          </table:table-cell>
          <table:table-cell table:style-name="ce25" table:formula="of:=SUM([.KM7:.KM60])" office:value-type="float" office:value="7">
            <text:p>7,0</text:p>
          </table:table-cell>
          <table:table-cell table:style-name="ce25" table:formula="of:=SUM([.KN7:.KN60])" office:value-type="float" office:value="10">
            <text:p>10,0</text:p>
          </table:table-cell>
          <table:table-cell table:style-name="ce25" table:formula="of:=SUM([.KO7:.KO60])" office:value-type="float" office:value="9.5">
            <text:p>9,5</text:p>
          </table:table-cell>
          <table:table-cell table:style-name="ce25" table:formula="of:=SUM([.KP7:.KP60])" office:value-type="float" office:value="7.5">
            <text:p>7,5</text:p>
          </table:table-cell>
          <table:table-cell table:style-name="ce25" table:formula="of:=SUM([.KQ7:.KQ60])" office:value-type="float" office:value="0">
            <text:p>0,0</text:p>
          </table:table-cell>
          <table:table-cell table:style-name="ce25" table:formula="of:=SUM([.KR7:.KR60])" office:value-type="float" office:value="1">
            <text:p>1,0</text:p>
          </table:table-cell>
          <table:table-cell table:style-name="ce25" table:formula="of:=SUM([.KS7:.KS60])" office:value-type="float" office:value="8.5">
            <text:p>8,5</text:p>
          </table:table-cell>
          <table:table-cell table:style-name="ce25" table:formula="of:=SUM([.KT7:.KT60])" office:value-type="float" office:value="5">
            <text:p>5,0</text:p>
          </table:table-cell>
          <table:table-cell table:style-name="ce25" table:formula="of:=SUM([.KU7:.KU60])" office:value-type="float" office:value="6.5">
            <text:p>6,5</text:p>
          </table:table-cell>
          <table:table-cell table:style-name="ce25" table:formula="of:=SUM([.KV7:.KV60])" office:value-type="float" office:value="7.5">
            <text:p>7,5</text:p>
          </table:table-cell>
          <table:table-cell table:style-name="ce25" table:formula="of:=SUM([.KW7:.KW60])" office:value-type="float" office:value="8.5">
            <text:p>8,5</text:p>
          </table:table-cell>
          <table:table-cell table:style-name="ce25" table:formula="of:=SUM([.KX7:.KX60])" office:value-type="float" office:value="3.5">
            <text:p>3,5</text:p>
          </table:table-cell>
          <table:table-cell table:style-name="ce25" table:formula="of:=SUM([.KY7:.KY60])" office:value-type="float" office:value="4">
            <text:p>4,0</text:p>
          </table:table-cell>
          <table:table-cell table:style-name="ce25" table:formula="of:=SUM([.KZ7:.KZ60])" office:value-type="float" office:value="8.5">
            <text:p>8,5</text:p>
          </table:table-cell>
          <table:table-cell table:style-name="ce25" table:formula="of:=SUM([.LA7:.LA60])" office:value-type="float" office:value="6">
            <text:p>6,0</text:p>
          </table:table-cell>
          <table:table-cell table:style-name="ce25" table:formula="of:=SUM([.LB7:.LB60])" office:value-type="float" office:value="9.5">
            <text:p>9,5</text:p>
          </table:table-cell>
          <table:table-cell table:style-name="ce25" table:formula="of:=SUM([.LC7:.LC60])" office:value-type="float" office:value="7.5">
            <text:p>7,5</text:p>
          </table:table-cell>
          <table:table-cell table:style-name="ce25" table:formula="of:=SUM([.LD7:.LD60])" office:value-type="float" office:value="9">
            <text:p>9,0</text:p>
          </table:table-cell>
          <table:table-cell table:style-name="ce25" table:formula="of:=SUM([.LE7:.LE60])" office:value-type="float" office:value="0.5">
            <text:p>0,5</text:p>
          </table:table-cell>
          <table:table-cell table:style-name="ce25" table:formula="of:=SUM([.LF7:.LF60])" office:value-type="float" office:value="2">
            <text:p>2,0</text:p>
          </table:table-cell>
          <table:table-cell table:style-name="ce25" table:formula="of:=SUM([.LG7:.LG60])" office:value-type="float" office:value="6.5">
            <text:p>6,5</text:p>
          </table:table-cell>
          <table:table-cell table:style-name="ce25" table:formula="of:=SUM([.LH7:.LH60])" office:value-type="float" office:value="9.5">
            <text:p>9,5</text:p>
          </table:table-cell>
          <table:table-cell table:style-name="ce25" table:formula="of:=SUM([.LI7:.LI60])" office:value-type="float" office:value="12">
            <text:p>12,0</text:p>
          </table:table-cell>
          <table:table-cell table:style-name="ce25" table:formula="of:=SUM([.LJ7:.LJ60])" office:value-type="float" office:value="6">
            <text:p>6,0</text:p>
          </table:table-cell>
          <table:table-cell table:style-name="ce25" table:formula="of:=SUM([.LK7:.LK60])" office:value-type="float" office:value="9.5">
            <text:p>9,5</text:p>
          </table:table-cell>
          <table:table-cell table:style-name="ce25" table:formula="of:=SUM([.LL7:.LL60])" office:value-type="float" office:value="4">
            <text:p>4,0</text:p>
          </table:table-cell>
          <table:table-cell table:style-name="ce25" table:formula="of:=SUM([.LM7:.LM60])" office:value-type="float" office:value="1">
            <text:p>1,0</text:p>
          </table:table-cell>
          <table:table-cell table:style-name="ce25" table:formula="of:=SUM([.LN7:.LN60])" office:value-type="float" office:value="8.5">
            <text:p>8,5</text:p>
          </table:table-cell>
          <table:table-cell table:style-name="ce25" table:formula="of:=SUM([.LO7:.LO60])" office:value-type="float" office:value="0">
            <text:p>0,0</text:p>
          </table:table-cell>
          <table:table-cell table:style-name="ce25" table:formula="of:=SUM([.LP7:.LP60])" office:value-type="float" office:value="9">
            <text:p>9,0</text:p>
          </table:table-cell>
          <table:table-cell table:style-name="ce25" table:formula="of:=SUM([.LQ7:.LQ60])" office:value-type="float" office:value="11">
            <text:p>11,0</text:p>
          </table:table-cell>
          <table:table-cell table:style-name="ce25" table:formula="of:=SUM([.LR7:.LR60])" office:value-type="float" office:value="10.5">
            <text:p>10,5</text:p>
          </table:table-cell>
          <table:table-cell table:style-name="ce25" table:formula="of:=SUM([.LS7:.LS60])" office:value-type="float" office:value="3.5">
            <text:p>3,5</text:p>
          </table:table-cell>
          <table:table-cell table:style-name="ce25" table:formula="of:=SUM([.LT7:.LT60])" office:value-type="float" office:value="3.5">
            <text:p>3,5</text:p>
          </table:table-cell>
          <table:table-cell table:style-name="ce25" table:formula="of:=SUM([.LU7:.LU60])" office:value-type="float" office:value="4">
            <text:p>4,0</text:p>
          </table:table-cell>
          <table:table-cell table:style-name="ce25" table:formula="of:=SUM([.LV7:.LV60])" office:value-type="float" office:value="5.5">
            <text:p>5,5</text:p>
          </table:table-cell>
          <table:table-cell table:style-name="ce25" table:formula="of:=SUM([.LW7:.LW60])" office:value-type="float" office:value="6.5">
            <text:p>6,5</text:p>
          </table:table-cell>
          <table:table-cell table:style-name="ce25" table:formula="of:=SUM([.LX7:.LX60])" office:value-type="float" office:value="8.5">
            <text:p>8,5</text:p>
          </table:table-cell>
          <table:table-cell table:style-name="ce25" table:formula="of:=SUM([.LY7:.LY60])" office:value-type="float" office:value="5.5">
            <text:p>5,5</text:p>
          </table:table-cell>
          <table:table-cell table:style-name="ce25" table:formula="of:=SUM([.LZ7:.LZ60])" office:value-type="float" office:value="1.5">
            <text:p>1,5</text:p>
          </table:table-cell>
          <table:table-cell table:style-name="ce25" table:formula="of:=SUM([.MA7:.MA60])" office:value-type="float" office:value="0">
            <text:p>0,0</text:p>
          </table:table-cell>
          <table:table-cell table:style-name="ce25" table:formula="of:=SUM([.MB7:.MB60])" office:value-type="float" office:value="7.5">
            <text:p>7,5</text:p>
          </table:table-cell>
          <table:table-cell table:style-name="ce25" table:formula="of:=SUM([.MC7:.MC60])" office:value-type="float" office:value="11">
            <text:p>11,0</text:p>
          </table:table-cell>
          <table:table-cell table:style-name="ce25" table:formula="of:=SUM([.MD7:.MD60])" office:value-type="float" office:value="10.5">
            <text:p>10,5</text:p>
          </table:table-cell>
          <table:table-cell table:style-name="ce25" table:formula="of:=SUM([.ME7:.ME60])" office:value-type="float" office:value="10">
            <text:p>10,0</text:p>
          </table:table-cell>
          <table:table-cell table:style-name="ce25" table:formula="of:=SUM([.MF7:.MF60])" office:value-type="float" office:value="11.5">
            <text:p>11,5</text:p>
          </table:table-cell>
          <table:table-cell table:style-name="ce25" table:formula="of:=SUM([.MG7:.MG60])" office:value-type="float" office:value="4">
            <text:p>4,0</text:p>
          </table:table-cell>
          <table:table-cell table:style-name="ce25" table:formula="of:=SUM([.MH7:.MH60])" office:value-type="float" office:value="2">
            <text:p>2,0</text:p>
          </table:table-cell>
          <table:table-cell table:style-name="ce25" table:formula="of:=SUM([.MI7:.MI60])" office:value-type="float" office:value="8">
            <text:p>8,0</text:p>
          </table:table-cell>
          <table:table-cell table:style-name="ce25" table:formula="of:=SUM([.MJ7:.MJ60])" office:value-type="float" office:value="7.5">
            <text:p>7,5</text:p>
          </table:table-cell>
          <table:table-cell table:style-name="ce25" table:formula="of:=SUM([.MK7:.MK60])" office:value-type="float" office:value="11">
            <text:p>11,0</text:p>
          </table:table-cell>
          <table:table-cell table:style-name="ce25" table:formula="of:=SUM([.ML7:.ML60])" office:value-type="float" office:value="8.5">
            <text:p>8,5</text:p>
          </table:table-cell>
          <table:table-cell table:style-name="ce25" table:formula="of:=SUM([.MM7:.MM60])" office:value-type="float" office:value="10">
            <text:p>10,0</text:p>
          </table:table-cell>
          <table:table-cell table:style-name="ce25" table:formula="of:=SUM([.MN7:.MN60])" office:value-type="float" office:value="0.5">
            <text:p>0,5</text:p>
          </table:table-cell>
          <table:table-cell table:style-name="ce25" table:formula="of:=SUM([.MO7:.MO60])" office:value-type="float" office:value="0">
            <text:p>0,0</text:p>
          </table:table-cell>
          <table:table-cell table:style-name="ce25" table:formula="of:=SUM([.MP7:.MP60])" office:value-type="float" office:value="1.5">
            <text:p>1,5</text:p>
          </table:table-cell>
          <table:table-cell table:style-name="ce25" table:formula="of:=SUM([.MQ7:.MQ60])" office:value-type="float" office:value="4.5">
            <text:p>4,5</text:p>
          </table:table-cell>
          <table:table-cell table:style-name="ce25" table:formula="of:=SUM([.MR7:.MR60])" office:value-type="float" office:value="6.5">
            <text:p>6,5</text:p>
          </table:table-cell>
          <table:table-cell table:style-name="ce25" table:formula="of:=SUM([.MS7:.MS60])" office:value-type="float" office:value="8">
            <text:p>8,0</text:p>
          </table:table-cell>
          <table:table-cell table:style-name="ce25" table:formula="of:=SUM([.MT7:.MT60])" office:value-type="float" office:value="0.5">
            <text:p>0,5</text:p>
          </table:table-cell>
          <table:table-cell table:style-name="ce25" table:formula="of:=SUM([.MU7:.MU60])" office:value-type="float" office:value="1">
            <text:p>1,0</text:p>
          </table:table-cell>
          <table:table-cell table:style-name="ce25" table:formula="of:=SUM([.MV7:.MV60])" office:value-type="float" office:value="2.5">
            <text:p>2,5</text:p>
          </table:table-cell>
          <table:table-cell table:style-name="ce25" table:formula="of:=SUM([.MW7:.MW60])" office:value-type="float" office:value="0">
            <text:p>0,0</text:p>
          </table:table-cell>
          <table:table-cell table:style-name="ce25" table:formula="of:=SUM([.MX7:.MX60])" office:value-type="float" office:value="5">
            <text:p>5,0</text:p>
          </table:table-cell>
          <table:table-cell table:style-name="ce25" table:formula="of:=SUM([.MY7:.MY60])" office:value-type="float" office:value="5.5">
            <text:p>5,5</text:p>
          </table:table-cell>
          <table:table-cell table:style-name="ce25" table:formula="of:=SUM([.MZ7:.MZ60])" office:value-type="float" office:value="8.5">
            <text:p>8,5</text:p>
          </table:table-cell>
          <table:table-cell table:style-name="ce25" table:formula="of:=SUM([.NA7:.NA60])" office:value-type="float" office:value="9">
            <text:p>9,0</text:p>
          </table:table-cell>
          <table:table-cell table:style-name="ce25" table:formula="of:=SUM([.NB7:.NB60])" office:value-type="float" office:value="0">
            <text:p>0,0</text:p>
          </table:table-cell>
          <table:table-cell table:style-name="ce25" table:formula="of:=SUM([.NC7:.NC60])" office:value-type="float" office:value="0">
            <text:p>0,0</text:p>
          </table:table-cell>
          <table:table-cell table:style-name="ce25" table:formula="of:=SUM([.ND7:.ND60])" office:value-type="float" office:value="5.5">
            <text:p>5,5</text:p>
          </table:table-cell>
          <table:table-cell table:style-name="ce25" table:formula="of:=SUM([.NE7:.NE60])" office:value-type="float" office:value="9.5">
            <text:p>9,5</text:p>
          </table:table-cell>
          <table:table-cell table:style-name="ce25" table:formula="of:=SUM([.NF7:.NF60])" office:value-type="float" office:value="10.5">
            <text:p>10,5</text:p>
          </table:table-cell>
          <table:table-cell table:style-name="ce25" table:formula="of:=SUM([.NG7:.NG60])" office:value-type="float" office:value="8">
            <text:p>8,0</text:p>
          </table:table-cell>
          <table:table-cell table:style-name="ce25" table:formula="of:=SUM([.NH7:.NH60])" office:value-type="float" office:value="6">
            <text:p>6,0</text:p>
          </table:table-cell>
          <table:table-cell table:style-name="ce25" table:formula="of:=SUM([.NI7:.NI60])" office:value-type="float" office:value="1">
            <text:p>1,0</text:p>
          </table:table-cell>
          <table:table-cell table:style-name="ce25" table:formula="of:=SUM([.NJ7:.NJ60])" office:value-type="float" office:value="8">
            <text:p>8,0</text:p>
          </table:table-cell>
          <table:table-cell table:style-name="ce25" table:formula="of:=SUM([.NK7:.NK60])" office:value-type="float" office:value="6">
            <text:p>6,0</text:p>
          </table:table-cell>
          <table:table-cell table:style-name="ce25" table:formula="of:=SUM([.NL7:.NL60])" office:value-type="float" office:value="9.5">
            <text:p>9,5</text:p>
          </table:table-cell>
          <table:table-cell table:style-name="ce25" table:formula="of:=SUM([.NM7:.NM60])" office:value-type="float" office:value="6.5">
            <text:p>6,5</text:p>
          </table:table-cell>
          <table:table-cell table:style-name="ce25" table:formula="of:=SUM([.NN7:.NN60])" office:value-type="float" office:value="9">
            <text:p>9,0</text:p>
          </table:table-cell>
          <table:table-cell table:style-name="ce25" table:formula="of:=SUM([.NO7:.NO60])" office:value-type="float" office:value="7.5">
            <text:p>7,5</text:p>
          </table:table-cell>
          <table:table-cell table:style-name="ce25" table:formula="of:=SUM([.NP7:.NP60])" office:value-type="float" office:value="3">
            <text:p>3,0</text:p>
          </table:table-cell>
          <table:table-cell table:style-name="ce25" table:formula="of:=SUM([.NQ7:.NQ60])" office:value-type="float" office:value="0">
            <text:p>0,0</text:p>
          </table:table-cell>
          <table:table-cell table:style-name="ce25" table:formula="of:=SUM([.NR7:.NR60])" office:value-type="float" office:value="4.5">
            <text:p>4,5</text:p>
          </table:table-cell>
          <table:table-cell table:style-name="ce25" table:formula="of:=SUM([.NS7:.NS60])" office:value-type="float" office:value="10">
            <text:p>10,0</text:p>
          </table:table-cell>
          <table:table-cell table:style-name="ce25" table:formula="of:=SUM([.NT7:.NT60])" office:value-type="float" office:value="2">
            <text:p>2,0</text:p>
          </table:table-cell>
          <table:table-cell table:style-name="ce25" table:formula="of:=SUM([.NU7:.NU60])" office:value-type="float" office:value="9">
            <text:p>9,0</text:p>
          </table:table-cell>
          <table:table-cell table:style-name="ce25" table:formula="of:=SUM([.NV7:.NV60])" office:value-type="float" office:value="7.5">
            <text:p>7,5</text:p>
          </table:table-cell>
          <table:table-cell table:style-name="ce25" table:formula="of:=SUM([.NW7:.NW60])" office:value-type="float" office:value="1.5">
            <text:p>1,5</text:p>
          </table:table-cell>
          <table:table-cell table:style-name="ce25" table:formula="of:=SUM([.NX7:.NX60])" office:value-type="float" office:value="3">
            <text:p>3,0</text:p>
          </table:table-cell>
          <table:table-cell table:style-name="ce25" table:formula="of:=SUM([.NY7:.NY60])" office:value-type="float" office:value="9">
            <text:p>9,0</text:p>
          </table:table-cell>
          <table:table-cell table:style-name="ce25" table:formula="of:=SUM([.NZ7:.NZ60])" office:value-type="float" office:value="5.5">
            <text:p>5,5</text:p>
          </table:table-cell>
          <table:table-cell table:style-name="ce25" table:formula="of:=SUM([.OA7:.OA60])" office:value-type="float" office:value="10.5">
            <text:p>10,5</text:p>
          </table:table-cell>
          <table:table-cell table:style-name="ce25" table:formula="of:=SUM([.OB7:.OB60])" office:value-type="float" office:value="9.5">
            <text:p>9,5</text:p>
          </table:table-cell>
          <table:table-cell table:style-name="ce25" table:formula="of:=SUM([.OC7:.OC60])" office:value-type="float" office:value="5.5">
            <text:p>5,5</text:p>
          </table:table-cell>
          <table:table-cell table:style-name="ce25" table:formula="of:=SUM([.OD7:.OD60])" office:value-type="float" office:value="0.5">
            <text:p>0,5</text:p>
          </table:table-cell>
          <table:table-cell table:style-name="ce25" table:formula="of:=SUM([.OE7:.OE60])" office:value-type="float" office:value="0">
            <text:p>0,0</text:p>
          </table:table-cell>
          <table:table-cell table:style-name="ce25" table:formula="of:=SUM([.OF7:.OF60])" office:value-type="float" office:value="7">
            <text:p>7,0</text:p>
          </table:table-cell>
          <table:table-cell table:style-name="ce25" table:formula="of:=SUM([.OG7:.OG60])" office:value-type="float" office:value="6">
            <text:p>6,0</text:p>
          </table:table-cell>
          <table:table-cell table:style-name="ce25" table:formula="of:=SUM([.OH7:.OH60])" office:value-type="float" office:value="7.5">
            <text:p>7,5</text:p>
          </table:table-cell>
          <table:table-cell table:style-name="ce25" table:formula="of:=SUM([.OI7:.OI60])" office:value-type="float" office:value="12">
            <text:p>12,0</text:p>
          </table:table-cell>
          <table:table-cell table:style-name="ce25" table:formula="of:=SUM([.OJ7:.OJ60])" office:value-type="float" office:value="8.5">
            <text:p>8,5</text:p>
          </table:table-cell>
          <table:table-cell table:style-name="ce25" table:formula="of:=SUM([.OK7:.OK60])" office:value-type="float" office:value="1">
            <text:p>1,0</text:p>
          </table:table-cell>
          <table:table-cell table:style-name="ce25" table:formula="of:=SUM([.OL7:.OL60])" office:value-type="float" office:value="1">
            <text:p>1,0</text:p>
          </table:table-cell>
          <table:table-cell table:style-name="ce25" table:formula="of:=SUM([.OM7:.OM60])" office:value-type="float" office:value="7">
            <text:p>7,0</text:p>
          </table:table-cell>
          <table:table-cell table:style-name="ce25" table:formula="of:=SUM([.ON7:.ON60])" office:value-type="float" office:value="7">
            <text:p>7,0</text:p>
          </table:table-cell>
          <table:table-cell table:style-name="ce25" table:formula="of:=SUM([.OO7:.OO60])" office:value-type="float" office:value="2">
            <text:p>2,0</text:p>
          </table:table-cell>
          <table:table-cell table:style-name="ce25" table:formula="of:=SUM([.OP7:.OP60])" office:value-type="float" office:value="10">
            <text:p>10,0</text:p>
          </table:table-cell>
          <table:table-cell table:style-name="ce25" table:formula="of:=SUM([.OQ7:.OQ60])" office:value-type="float" office:value="9">
            <text:p>9,0</text:p>
          </table:table-cell>
          <table:table-cell table:style-name="ce25" table:formula="of:=SUM([.OR7:.OR60])" office:value-type="float" office:value="1">
            <text:p>1,0</text:p>
          </table:table-cell>
          <table:table-cell table:style-name="ce25" table:formula="of:=SUM([.OS7:.OS60])" office:value-type="float" office:value="2.5">
            <text:p>2,5</text:p>
          </table:table-cell>
          <table:table-cell table:style-name="ce25" table:formula="of:=SUM([.OT7:.OT60])" office:value-type="float" office:value="11">
            <text:p>11,0</text:p>
          </table:table-cell>
          <table:table-cell table:style-name="ce25" table:formula="of:=SUM([.OU7:.OU60])" office:value-type="float" office:value="8">
            <text:p>8,0</text:p>
          </table:table-cell>
          <table:table-cell table:style-name="ce25" table:formula="of:=SUM([.OV7:.OV60])" office:value-type="float" office:value="8.5">
            <text:p>8,5</text:p>
          </table:table-cell>
          <table:table-cell table:style-name="ce25" table:formula="of:=SUM([.OW7:.OW60])" office:value-type="float" office:value="9">
            <text:p>9,0</text:p>
          </table:table-cell>
          <table:table-cell table:style-name="ce25" table:formula="of:=SUM([.OX7:.OX60])" office:value-type="float" office:value="9.5">
            <text:p>9,5</text:p>
          </table:table-cell>
          <table:table-cell table:style-name="ce25" table:formula="of:=SUM([.OY7:.OY60])" office:value-type="float" office:value="2.5">
            <text:p>2,5</text:p>
          </table:table-cell>
          <table:table-cell table:style-name="ce25" table:formula="of:=SUM([.OZ7:.OZ60])" office:value-type="float" office:value="0">
            <text:p>0,0</text:p>
          </table:table-cell>
          <table:table-cell table:style-name="ce25" table:formula="of:=SUM([.PA7:.PA60])" office:value-type="float" office:value="8">
            <text:p>8,0</text:p>
          </table:table-cell>
          <table:table-cell table:style-name="ce25" table:formula="of:=SUM([.PB7:.PB60])" office:value-type="float" office:value="5">
            <text:p>5,0</text:p>
          </table:table-cell>
          <table:table-cell table:style-name="ce25" table:formula="of:=SUM([.PC7:.PC60])" office:value-type="float" office:value="8">
            <text:p>8,0</text:p>
          </table:table-cell>
          <table:table-cell table:style-name="ce25" table:formula="of:=SUM([.PD7:.PD60])" office:value-type="float" office:value="8">
            <text:p>8,0</text:p>
          </table:table-cell>
          <table:table-cell table:style-name="ce25" table:formula="of:=SUM([.PE7:.PE60])" office:value-type="float" office:value="7">
            <text:p>7,0</text:p>
          </table:table-cell>
          <table:table-cell table:style-name="ce25" table:formula="of:=SUM([.PF7:.PF60])" office:value-type="float" office:value="1">
            <text:p>1,0</text:p>
          </table:table-cell>
          <table:table-cell table:style-name="ce25" table:formula="of:=SUM([.PG7:.PG60])" office:value-type="float" office:value="0">
            <text:p>0,0</text:p>
          </table:table-cell>
          <table:table-cell table:style-name="ce25" table:formula="of:=SUM([.PH7:.PH60])" office:value-type="float" office:value="7.5">
            <text:p>7,5</text:p>
          </table:table-cell>
          <table:table-cell table:style-name="ce25" table:formula="of:=SUM([.PI7:.PI60])" office:value-type="float" office:value="8">
            <text:p>8,0</text:p>
          </table:table-cell>
          <table:table-cell table:style-name="ce25" table:formula="of:=SUM([.PJ7:.PJ60])" office:value-type="float" office:value="9">
            <text:p>9,0</text:p>
          </table:table-cell>
          <table:table-cell table:style-name="ce25" table:formula="of:=SUM([.PK7:.PK60])" office:value-type="float" office:value="9">
            <text:p>9,0</text:p>
          </table:table-cell>
          <table:table-cell table:style-name="ce25" table:formula="of:=SUM([.PL7:.PL60])" office:value-type="float" office:value="9.5">
            <text:p>9,5</text:p>
          </table:table-cell>
          <table:table-cell table:style-name="ce25" table:formula="of:=SUM([.PM7:.PM60])" office:value-type="float" office:value="1">
            <text:p>1,0</text:p>
          </table:table-cell>
          <table:table-cell table:style-name="ce25" table:formula="of:=SUM([.PN7:.PN60])" office:value-type="float" office:value="0">
            <text:p>0,0</text:p>
          </table:table-cell>
          <table:table-cell table:style-name="ce25" table:formula="of:=SUM([.PO7:.PO60])" office:value-type="float" office:value="7.5">
            <text:p>7,5</text:p>
          </table:table-cell>
          <table:table-cell table:style-name="ce25" table:formula="of:=SUM([.PP7:.PP60])" office:value-type="float" office:value="8.5">
            <text:p>8,5</text:p>
          </table:table-cell>
          <table:table-cell table:style-name="ce25" table:formula="of:=SUM([.PQ7:.PQ60])" office:value-type="float" office:value="8">
            <text:p>8,0</text:p>
          </table:table-cell>
          <table:table-cell table:style-name="ce25" table:formula="of:=SUM([.PR7:.PR60])" office:value-type="float" office:value="10">
            <text:p>10,0</text:p>
          </table:table-cell>
          <table:table-cell table:style-name="ce25" table:formula="of:=SUM([.PS7:.PS60])" office:value-type="float" office:value="8.5">
            <text:p>8,5</text:p>
          </table:table-cell>
          <table:table-cell table:style-name="ce25" table:formula="of:=SUM([.PT7:.PT60])" office:value-type="float" office:value="3.5">
            <text:p>3,5</text:p>
          </table:table-cell>
          <table:table-cell table:style-name="ce25" table:formula="of:=SUM([.PU7:.PU60])" office:value-type="float" office:value="0">
            <text:p>0,0</text:p>
          </table:table-cell>
          <table:table-cell table:style-name="ce25" table:formula="of:=SUM([.PV7:.PV60])" office:value-type="float" office:value="6.5">
            <text:p>6,5</text:p>
          </table:table-cell>
          <table:table-cell table:style-name="ce25" table:formula="of:=SUM([.PW7:.PW60])" office:value-type="float" office:value="10.5">
            <text:p>10,5</text:p>
          </table:table-cell>
          <table:table-cell table:style-name="ce25" table:formula="of:=SUM([.PX7:.PX60])" office:value-type="float" office:value="5">
            <text:p>5,0</text:p>
          </table:table-cell>
          <table:table-cell table:style-name="ce25" table:formula="of:=SUM([.PY7:.PY60])" office:value-type="float" office:value="9">
            <text:p>9,0</text:p>
          </table:table-cell>
          <table:table-cell table:style-name="ce25" table:formula="of:=SUM([.PZ7:.PZ60])" office:value-type="float" office:value="5">
            <text:p>5,0</text:p>
          </table:table-cell>
          <table:table-cell table:style-name="ce25" table:formula="of:=SUM([.QA7:.QA60])" office:value-type="float" office:value="0">
            <text:p>0,0</text:p>
          </table:table-cell>
          <table:table-cell table:style-name="ce25" table:formula="of:=SUM([.QB7:.QB60])" office:value-type="float" office:value="3.5">
            <text:p>3,5</text:p>
          </table:table-cell>
          <table:table-cell table:style-name="ce25" table:formula="of:=SUM([.QC7:.QC60])" office:value-type="float" office:value="7">
            <text:p>7,0</text:p>
          </table:table-cell>
          <table:table-cell table:style-name="ce25" table:formula="of:=SUM([.QD7:.QD60])" office:value-type="float" office:value="11">
            <text:p>11,0</text:p>
          </table:table-cell>
          <table:table-cell table:style-name="ce25" table:formula="of:=SUM([.QE7:.QE60])" office:value-type="float" office:value="9.5">
            <text:p>9,5</text:p>
          </table:table-cell>
          <table:table-cell table:style-name="ce25" table:formula="of:=SUM([.QF7:.QF60])" office:value-type="float" office:value="8.5">
            <text:p>8,5</text:p>
          </table:table-cell>
          <table:table-cell table:style-name="ce25" table:formula="of:=SUM([.QG7:.QG60])" office:value-type="float" office:value="7.5">
            <text:p>7,5</text:p>
          </table:table-cell>
          <table:table-cell table:style-name="ce25" table:formula="of:=SUM([.QH7:.QH60])" office:value-type="float" office:value="0">
            <text:p>0,0</text:p>
          </table:table-cell>
          <table:table-cell table:style-name="ce25" table:formula="of:=SUM([.QI7:.QI60])" office:value-type="float" office:value="0">
            <text:p>0,0</text:p>
          </table:table-cell>
          <table:table-cell table:style-name="ce25" table:formula="of:=SUM([.QJ7:.QJ60])" office:value-type="float" office:value="9">
            <text:p>9,0</text:p>
          </table:table-cell>
          <table:table-cell table:style-name="ce25" table:formula="of:=SUM([.QK7:.QK60])" office:value-type="float" office:value="10.5">
            <text:p>10,5</text:p>
          </table:table-cell>
          <table:table-cell table:style-name="ce25" table:formula="of:=SUM([.QL7:.QL60])" office:value-type="float" office:value="7.5">
            <text:p>7,5</text:p>
          </table:table-cell>
          <table:table-cell table:style-name="ce25" table:formula="of:=SUM([.QM7:.QM60])" office:value-type="float" office:value="10">
            <text:p>10,0</text:p>
          </table:table-cell>
          <table:table-cell table:style-name="ce25" table:formula="of:=SUM([.QN7:.QN60])" office:value-type="float" office:value="8.5">
            <text:p>8,5</text:p>
          </table:table-cell>
          <table:table-cell table:style-name="ce25" table:formula="of:=SUM([.QO7:.QO60])" office:value-type="float" office:value="0">
            <text:p>0,0</text:p>
          </table:table-cell>
          <table:table-cell table:style-name="ce25" table:formula="of:=SUM([.QP7:.QP60])" office:value-type="float" office:value="0.5">
            <text:p>0,5</text:p>
          </table:table-cell>
          <table:table-cell table:style-name="ce25" table:formula="of:=SUM([.QQ7:.QQ60])" office:value-type="float" office:value="7.5">
            <text:p>7,5</text:p>
          </table:table-cell>
          <table:table-cell table:style-name="ce25" table:formula="of:=SUM([.QR7:.QR60])" office:value-type="float" office:value="10">
            <text:p>10,0</text:p>
          </table:table-cell>
          <table:table-cell table:style-name="ce25" table:formula="of:=SUM([.QS7:.QS60])" office:value-type="float" office:value="10.5">
            <text:p>10,5</text:p>
          </table:table-cell>
          <table:table-cell table:style-name="ce25" table:formula="of:=SUM([.QT7:.QT60])" office:value-type="float" office:value="8.5">
            <text:p>8,5</text:p>
          </table:table-cell>
          <table:table-cell table:style-name="ce25" table:formula="of:=SUM([.QU7:.QU60])" office:value-type="float" office:value="7.5">
            <text:p>7,5</text:p>
          </table:table-cell>
          <table:table-cell table:style-name="ce25" table:formula="of:=SUM([.QV7:.QV60])" office:value-type="float" office:value="0">
            <text:p>0,0</text:p>
          </table:table-cell>
          <table:table-cell table:style-name="ce25" table:formula="of:=SUM([.QW7:.QW60])" office:value-type="float" office:value="0">
            <text:p>0,0</text:p>
          </table:table-cell>
          <table:table-cell table:style-name="ce25" table:formula="of:=SUM([.QX7:.QX60])" office:value-type="float" office:value="8.5">
            <text:p>8,5</text:p>
          </table:table-cell>
          <table:table-cell table:style-name="ce25" table:formula="of:=SUM([.QY7:.QY60])" office:value-type="float" office:value="7.5">
            <text:p>7,5</text:p>
          </table:table-cell>
          <table:table-cell table:style-name="ce25" table:formula="of:=SUM([.QZ7:.QZ60])" office:value-type="float" office:value="6.5">
            <text:p>6,5</text:p>
          </table:table-cell>
          <table:table-cell table:style-name="ce25" table:formula="of:=SUM([.RA7:.RA60])" office:value-type="float" office:value="2">
            <text:p>2,0</text:p>
          </table:table-cell>
          <table:table-cell table:style-name="ce25" table:formula="of:=SUM([.RB7:.RB60])" office:value-type="float" office:value="5.5">
            <text:p>5,5</text:p>
          </table:table-cell>
          <table:table-cell table:style-name="ce25" table:formula="of:=SUM([.RC7:.RC60])" office:value-type="float" office:value="13.5">
            <text:p>13,5</text:p>
          </table:table-cell>
          <table:table-cell table:style-name="ce25" table:formula="of:=SUM([.RD7:.RD60])" office:value-type="float" office:value="8.5">
            <text:p>8,5</text:p>
          </table:table-cell>
          <table:table-cell table:style-name="ce25" table:formula="of:=SUM([.RE7:.RE60])" office:value-type="float" office:value="9.5">
            <text:p>9,5</text:p>
          </table:table-cell>
          <table:table-cell table:style-name="ce25" table:formula="of:=SUM([.RF7:.RF60])" office:value-type="float" office:value="8.5">
            <text:p>8,5</text:p>
          </table:table-cell>
          <table:table-cell table:style-name="ce25" table:formula="of:=SUM([.RG7:.RG60])" office:value-type="float" office:value="9">
            <text:p>9,0</text:p>
          </table:table-cell>
          <table:table-cell table:style-name="ce25" table:formula="of:=SUM([.RH7:.RH60])" office:value-type="float" office:value="10.5">
            <text:p>10,5</text:p>
          </table:table-cell>
          <table:table-cell table:style-name="ce25" table:formula="of:=SUM([.RI7:.RI60])" office:value-type="float" office:value="3">
            <text:p>3,0</text:p>
          </table:table-cell>
          <table:table-cell table:style-name="ce25" table:formula="of:=SUM([.RJ7:.RJ60])" office:value-type="float" office:value="0">
            <text:p>0,0</text:p>
          </table:table-cell>
          <table:table-cell table:style-name="ce25" table:formula="of:=SUM([.RK7:.RK60])" office:value-type="float" office:value="0">
            <text:p>0,0</text:p>
          </table:table-cell>
          <table:table-cell table:style-name="ce25" table:formula="of:=SUM([.RL7:.RL60])" office:value-type="float" office:value="0">
            <text:p>0,0</text:p>
          </table:table-cell>
          <table:table-cell table:style-name="ce25" table:formula="of:=SUM([.RM7:.RM60])" office:value-type="float" office:value="0">
            <text:p>0,0</text:p>
          </table:table-cell>
          <table:table-cell table:style-name="ce25" table:formula="of:=SUM([.RN7:.RN60])" office:value-type="float" office:value="0">
            <text:p>0,0</text:p>
          </table:table-cell>
          <table:table-cell table:style-name="ce25" table:formula="of:=SUM([.RO7:.RO60])" office:value-type="float" office:value="0">
            <text:p>0,0</text:p>
          </table:table-cell>
          <table:table-cell table:style-name="ce25" table:formula="of:=SUM([.RP7:.RP60])" office:value-type="float" office:value="0">
            <text:p>0,0</text:p>
          </table:table-cell>
          <table:table-cell table:style-name="ce25" table:formula="of:=SUM([.RQ7:.RQ60])" office:value-type="float" office:value="0">
            <text:p>0,0</text:p>
          </table:table-cell>
          <table:table-cell table:style-name="ce25" table:formula="of:=SUM([.RR7:.RR60])" office:value-type="float" office:value="0">
            <text:p>0,0</text:p>
          </table:table-cell>
          <table:table-cell table:style-name="ce25" table:formula="of:=SUM([.RS7:.RS60])" office:value-type="float" office:value="0">
            <text:p>0,0</text:p>
          </table:table-cell>
          <table:table-cell table:style-name="ce25" table:formula="of:=SUM([.RT7:.RT60])" office:value-type="float" office:value="0">
            <text:p>0,0</text:p>
          </table:table-cell>
          <table:table-cell table:style-name="ce25" table:formula="of:=SUM([.RU7:.RU60])" office:value-type="float" office:value="0">
            <text:p>0,0</text:p>
          </table:table-cell>
          <table:table-cell table:style-name="ce25" table:formula="of:=SUM([.RV7:.RV60])" office:value-type="float" office:value="0">
            <text:p>0,0</text:p>
          </table:table-cell>
          <table:table-cell table:style-name="ce25" table:formula="of:=SUM([.RW7:.RW60])" office:value-type="float" office:value="0">
            <text:p>0,0</text:p>
          </table:table-cell>
          <table:table-cell table:style-name="ce25" table:formula="of:=SUM([.RX7:.RX60])" office:value-type="float" office:value="0.5">
            <text:p>0,5</text:p>
          </table:table-cell>
          <table:table-cell table:style-name="ce25" table:formula="of:=SUM([.RY7:.RY60])" office:value-type="float" office:value="0">
            <text:p>0,0</text:p>
          </table:table-cell>
          <table:table-cell table:style-name="ce25" table:formula="of:=SUM([.RZ7:.RZ60])" office:value-type="float" office:value="8">
            <text:p>8,0</text:p>
          </table:table-cell>
          <table:table-cell table:style-name="ce25" table:formula="of:=SUM([.SA7:.SA60])" office:value-type="float" office:value="0.5">
            <text:p>0,5</text:p>
          </table:table-cell>
          <table:table-cell table:style-name="ce25" table:formula="of:=SUM([.SB7:.SB60])" office:value-type="float" office:value="4.5">
            <text:p>4,5</text:p>
          </table:table-cell>
          <table:table-cell table:style-name="ce25" table:formula="of:=SUM([.SC7:.SC60])" office:value-type="float" office:value="10">
            <text:p>10,0</text:p>
          </table:table-cell>
          <table:table-cell table:style-name="ce25" table:formula="of:=SUM([.SD7:.SD60])" office:value-type="float" office:value="6.5">
            <text:p>6,5</text:p>
          </table:table-cell>
          <table:table-cell table:style-name="ce25" table:formula="of:=SUM([.SE7:.SE60])" office:value-type="float" office:value="0">
            <text:p>0,0</text:p>
          </table:table-cell>
          <table:table-cell table:style-name="ce25" table:formula="of:=SUM([.SF7:.SF60])" office:value-type="float" office:value="0">
            <text:p>0,0</text:p>
          </table:table-cell>
          <table:table-cell table:style-name="ce25" table:formula="of:=SUM([.SG7:.SG60])" office:value-type="float" office:value="8">
            <text:p>8,0</text:p>
          </table:table-cell>
          <table:table-cell table:style-name="ce25" table:formula="of:=SUM([.SH7:.SH60])" office:value-type="float" office:value="6">
            <text:p>6,0</text:p>
          </table:table-cell>
          <table:table-cell table:style-name="ce25" table:formula="of:=SUM([.SI7:.SI60])" office:value-type="float" office:value="11.5">
            <text:p>11,5</text:p>
          </table:table-cell>
          <table:table-cell table:style-name="ce25" table:formula="of:=SUM([.SJ7:.SJ60])" office:value-type="float" office:value="0">
            <text:p>0,0</text:p>
          </table:table-cell>
          <table:table-cell table:style-name="ce25" table:formula="of:=SUM([.SK7:.SK60])" office:value-type="float" office:value="0">
            <text:p>0,0</text:p>
          </table:table-cell>
          <table:table-cell table:style-name="ce25" table:formula="of:=SUM([.SL7:.SL60])" office:value-type="float" office:value="0">
            <text:p>0,0</text:p>
          </table:table-cell>
          <table:table-cell table:style-name="ce25" table:formula="of:=SUM([.SM7:.SM60])" office:value-type="float" office:value="0">
            <text:p>0,0</text:p>
          </table:table-cell>
          <table:table-cell table:style-name="ce25" table:formula="of:=SUM([.SN7:.SN60])" office:value-type="float" office:value="2">
            <text:p>2,0</text:p>
          </table:table-cell>
          <table:table-cell table:style-name="ce25" table:formula="of:=SUM([.SO7:.SO60])" office:value-type="float" office:value="8.5">
            <text:p>8,5</text:p>
          </table:table-cell>
          <table:table-cell table:style-name="ce25" table:formula="of:=SUM([.SP7:.SP60])" office:value-type="float" office:value="7.5">
            <text:p>7,5</text:p>
          </table:table-cell>
          <table:table-cell table:style-name="ce25" table:formula="of:=SUM([.SQ7:.SQ60])" office:value-type="float" office:value="6">
            <text:p>6,0</text:p>
          </table:table-cell>
          <table:table-cell table:style-name="ce25" table:formula="of:=SUM([.SR7:.SR60])" office:value-type="float" office:value="5">
            <text:p>5,0</text:p>
          </table:table-cell>
          <table:table-cell table:style-name="ce25" table:formula="of:=SUM([.SS7:.SS60])" office:value-type="float" office:value="0">
            <text:p>0,0</text:p>
          </table:table-cell>
          <table:table-cell table:style-name="ce25" table:formula="of:=SUM([.ST7:.ST60])" office:value-type="float" office:value="0">
            <text:p>0,0</text:p>
          </table:table-cell>
          <table:table-cell table:style-name="ce25" table:formula="of:=SUM([.SU7:.SU60])" office:value-type="float" office:value="5.5">
            <text:p>5,5</text:p>
          </table:table-cell>
          <table:table-cell table:style-name="ce25" table:formula="of:=SUM([.SV7:.SV60])" office:value-type="float" office:value="7">
            <text:p>7,0</text:p>
          </table:table-cell>
          <table:table-cell table:style-name="ce25" table:formula="of:=SUM([.SW7:.SW60])" office:value-type="float" office:value="0">
            <text:p>0,0</text:p>
          </table:table-cell>
          <table:table-cell table:style-name="ce25" table:formula="of:=SUM([.SX7:.SX60])" office:value-type="float" office:value="5.5">
            <text:p>5,5</text:p>
          </table:table-cell>
          <table:table-cell table:style-name="ce25" table:formula="of:=SUM([.SY7:.SY60])" office:value-type="float" office:value="6">
            <text:p>6,0</text:p>
          </table:table-cell>
          <table:table-cell table:style-name="ce25" table:formula="of:=SUM([.SZ7:.SZ60])" office:value-type="float" office:value="0">
            <text:p>0,0</text:p>
          </table:table-cell>
          <table:table-cell table:style-name="ce25" table:formula="of:=SUM([.TA7:.TA60])" office:value-type="float" office:value="0">
            <text:p>0,0</text:p>
          </table:table-cell>
          <table:table-cell table:style-name="ce25" table:formula="of:=SUM([.TB7:.TB60])" office:value-type="float" office:value="5.5">
            <text:p>5,5</text:p>
          </table:table-cell>
          <table:table-cell table:style-name="ce25" table:formula="of:=SUM([.TC7:.TC60])" office:value-type="float" office:value="6">
            <text:p>6,0</text:p>
          </table:table-cell>
          <table:table-cell table:style-name="ce25" table:formula="of:=SUM([.TD7:.TD60])" office:value-type="float" office:value="8.5">
            <text:p>8,5</text:p>
          </table:table-cell>
          <table:table-cell table:style-name="ce25" table:formula="of:=SUM([.TE7:.TE60])" office:value-type="float" office:value="2.5">
            <text:p>2,5</text:p>
          </table:table-cell>
          <table:table-cell table:style-name="ce25" table:formula="of:=SUM([.TF7:.TF60])" office:value-type="float" office:value="0">
            <text:p>0,0</text:p>
          </table:table-cell>
          <table:table-cell table:style-name="ce25" table:formula="of:=SUM([.TG7:.TG60])" office:value-type="float" office:value="0">
            <text:p>0,0</text:p>
          </table:table-cell>
          <table:table-cell table:style-name="ce25" table:formula="of:=SUM([.TH7:.TH60])" office:value-type="float" office:value="0">
            <text:p>0,0</text:p>
          </table:table-cell>
          <table:table-cell table:style-name="ce25" table:formula="of:=SUM([.TI7:.TI60])" office:value-type="float" office:value="3">
            <text:p>3,0</text:p>
          </table:table-cell>
          <table:table-cell table:style-name="ce25" table:formula="of:=SUM([.TJ7:.TJ60])" office:value-type="float" office:value="6.5">
            <text:p>6,5</text:p>
          </table:table-cell>
          <table:table-cell table:style-name="ce25" table:formula="of:=SUM([.TK7:.TK60])" office:value-type="float" office:value="6">
            <text:p>6,0</text:p>
          </table:table-cell>
          <table:table-cell table:style-name="ce25" table:formula="of:=SUM([.TL7:.TL60])" office:value-type="float" office:value="9.5">
            <text:p>9,5</text:p>
          </table:table-cell>
          <table:table-cell table:style-name="ce25" table:formula="of:=SUM([.TM7:.TM60])" office:value-type="float" office:value="6">
            <text:p>6,0</text:p>
          </table:table-cell>
          <table:table-cell table:style-name="ce25" table:formula="of:=SUM([.TN7:.TN60])" office:value-type="float" office:value="0">
            <text:p>0,0</text:p>
          </table:table-cell>
          <table:table-cell table:style-name="ce25" table:formula="of:=SUM([.TO7:.TO60])" office:value-type="float" office:value="0">
            <text:p>0,0</text:p>
          </table:table-cell>
          <table:table-cell table:style-name="ce25" table:formula="of:=SUM([.TP7:.TP60])" office:value-type="float" office:value="8.5">
            <text:p>8,5</text:p>
          </table:table-cell>
          <table:table-cell table:style-name="ce25" table:formula="of:=SUM([.TQ7:.TQ60])" office:value-type="float" office:value="8">
            <text:p>8,0</text:p>
          </table:table-cell>
          <table:table-cell table:style-name="ce25" table:formula="of:=SUM([.TR7:.TR60])" office:value-type="float" office:value="5">
            <text:p>5,0</text:p>
          </table:table-cell>
          <table:table-cell table:style-name="ce25" table:formula="of:=SUM([.TS7:.TS60])" office:value-type="float" office:value="8.5">
            <text:p>8,5</text:p>
          </table:table-cell>
          <table:table-cell table:style-name="ce25" table:formula="of:=SUM([.TT7:.TT60])" office:value-type="float" office:value="6">
            <text:p>6,0</text:p>
          </table:table-cell>
          <table:table-cell table:style-name="ce25" table:formula="of:=SUM([.TU7:.TU60])" office:value-type="float" office:value="0.5">
            <text:p>0,5</text:p>
          </table:table-cell>
          <table:table-cell table:style-name="ce25" table:formula="of:=SUM([.TV7:.TV60])" office:value-type="float" office:value="0">
            <text:p>0,0</text:p>
          </table:table-cell>
          <table:table-cell table:style-name="ce25" table:formula="of:=SUM([.TW7:.TW60])" office:value-type="float" office:value="6.5">
            <text:p>6,5</text:p>
          </table:table-cell>
          <table:table-cell table:style-name="ce25" table:formula="of:=SUM([.TX7:.TX60])" office:value-type="float" office:value="8">
            <text:p>8,0</text:p>
          </table:table-cell>
          <table:table-cell table:style-name="ce25" table:formula="of:=SUM([.TY7:.TY60])" office:value-type="float" office:value="4">
            <text:p>4,0</text:p>
          </table:table-cell>
          <table:table-cell table:style-name="ce25" table:formula="of:=SUM([.TZ7:.TZ60])" office:value-type="float" office:value="9">
            <text:p>9,0</text:p>
          </table:table-cell>
          <table:table-cell table:style-name="ce25" table:formula="of:=SUM([.UA7:.UA60])" office:value-type="float" office:value="8">
            <text:p>8,0</text:p>
          </table:table-cell>
          <table:table-cell table:style-name="ce25" table:formula="of:=SUM([.UB7:.UB60])" office:value-type="float" office:value="0">
            <text:p>0,0</text:p>
          </table:table-cell>
          <table:table-cell table:style-name="ce25" table:formula="of:=SUM([.UC7:.UC60])" office:value-type="float" office:value="0">
            <text:p>0,0</text:p>
          </table:table-cell>
          <table:table-cell table:style-name="ce25" table:formula="of:=SUM([.UD7:.UD60])" office:value-type="float" office:value="5.5">
            <text:p>5,5</text:p>
          </table:table-cell>
          <table:table-cell table:style-name="ce25" table:formula="of:=SUM([.UE7:.UE60])" office:value-type="float" office:value="7.5">
            <text:p>7,5</text:p>
          </table:table-cell>
          <table:table-cell table:style-name="ce25" table:formula="of:=SUM([.UF7:.UF60])" office:value-type="float" office:value="4">
            <text:p>4,0</text:p>
          </table:table-cell>
          <table:table-cell table:style-name="ce25" table:formula="of:=SUM([.UG7:.UG60])" office:value-type="float" office:value="10">
            <text:p>10,0</text:p>
          </table:table-cell>
          <table:table-cell table:style-name="ce25" table:formula="of:=SUM([.UH7:.UH60])" office:value-type="float" office:value="9">
            <text:p>9,0</text:p>
          </table:table-cell>
          <table:table-cell table:style-name="ce25" table:formula="of:=SUM([.UI7:.UI60])" office:value-type="float" office:value="0">
            <text:p>0,0</text:p>
          </table:table-cell>
          <table:table-cell table:style-name="ce25" table:formula="of:=SUM([.UJ7:.UJ60])" office:value-type="float" office:value="0">
            <text:p>0,0</text:p>
          </table:table-cell>
          <table:table-cell table:style-name="ce25" table:formula="of:=SUM([.UK7:.UK60])" office:value-type="float" office:value="5">
            <text:p>5,0</text:p>
          </table:table-cell>
          <table:table-cell table:style-name="ce25" table:formula="of:=SUM([.UL7:.UL60])" office:value-type="float" office:value="11">
            <text:p>11,0</text:p>
          </table:table-cell>
          <table:table-cell table:style-name="ce25" table:formula="of:=SUM([.UM7:.UM60])" office:value-type="float" office:value="10.5">
            <text:p>10,5</text:p>
          </table:table-cell>
          <table:table-cell table:style-name="ce25" table:formula="of:=SUM([.UN7:.UN60])" office:value-type="float" office:value="8">
            <text:p>8,0</text:p>
          </table:table-cell>
          <table:table-cell table:style-name="ce25" table:formula="of:=SUM([.UO7:.UO60])" office:value-type="float" office:value="10">
            <text:p>10,0</text:p>
          </table:table-cell>
          <table:table-cell table:style-name="ce25" table:formula="of:=SUM([.UP7:.UP60])" office:value-type="float" office:value="0">
            <text:p>0,0</text:p>
          </table:table-cell>
          <table:table-cell table:style-name="ce25" table:formula="of:=SUM([.UQ7:.UQ60])" office:value-type="float" office:value="0">
            <text:p>0,0</text:p>
          </table:table-cell>
          <table:table-cell table:style-name="ce25" table:formula="of:=SUM([.UR7:.UR60])" office:value-type="float" office:value="0">
            <text:p>0,0</text:p>
          </table:table-cell>
          <table:table-cell table:style-name="ce25" table:formula="of:=SUM([.US7:.US60])" office:value-type="float" office:value="9.5">
            <text:p>9,5</text:p>
          </table:table-cell>
          <table:table-cell table:style-name="ce25" table:formula="of:=SUM([.UT7:.UT60])" office:value-type="float" office:value="4.5">
            <text:p>4,5</text:p>
          </table:table-cell>
          <table:table-cell table:style-name="ce25" table:formula="of:=SUM([.UU7:.UU60])" office:value-type="float" office:value="9">
            <text:p>9,0</text:p>
          </table:table-cell>
          <table:table-cell table:style-name="ce25" table:formula="of:=SUM([.UV7:.UV60])" office:value-type="float" office:value="7">
            <text:p>7,0</text:p>
          </table:table-cell>
          <table:table-cell table:style-name="ce25" table:formula="of:=SUM([.UW7:.UW60])" office:value-type="float" office:value="0">
            <text:p>0,0</text:p>
          </table:table-cell>
          <table:table-cell table:style-name="ce25" table:formula="of:=SUM([.UX7:.UX60])" office:value-type="float" office:value="0">
            <text:p>0,0</text:p>
          </table:table-cell>
          <table:table-cell table:style-name="ce25" table:formula="of:=SUM([.UY7:.UY60])" office:value-type="float" office:value="6">
            <text:p>6,0</text:p>
          </table:table-cell>
          <table:table-cell table:style-name="ce25" table:formula="of:=SUM([.UZ7:.UZ60])" office:value-type="float" office:value="6.5">
            <text:p>6,5</text:p>
          </table:table-cell>
          <table:table-cell table:style-name="ce25" table:formula="of:=SUM([.VA7:.VA60])" office:value-type="float" office:value="5.5">
            <text:p>5,5</text:p>
          </table:table-cell>
          <table:table-cell table:style-name="ce25" table:formula="of:=SUM([.VB7:.VB60])" office:value-type="float" office:value="9">
            <text:p>9,0</text:p>
          </table:table-cell>
          <table:table-cell table:style-name="ce25" table:formula="of:=SUM([.VC7:.VC60])" office:value-type="float" office:value="8">
            <text:p>8,0</text:p>
          </table:table-cell>
          <table:table-cell table:style-name="ce25" table:formula="of:=SUM([.VD7:.VD60])" office:value-type="float" office:value="1.5">
            <text:p>1,5</text:p>
          </table:table-cell>
          <table:table-cell table:style-name="ce25" table:formula="of:=SUM([.VE7:.VE60])" office:value-type="float" office:value="3.5">
            <text:p>3,5</text:p>
          </table:table-cell>
          <table:table-cell table:style-name="ce25" table:formula="of:=SUM([.VF7:.VF60])" office:value-type="float" office:value="8.5">
            <text:p>8,5</text:p>
          </table:table-cell>
          <table:table-cell table:style-name="ce25" table:formula="of:=SUM([.VG7:.VG60])" office:value-type="float" office:value="5.5">
            <text:p>5,5</text:p>
          </table:table-cell>
          <table:table-cell table:style-name="ce25" table:formula="of:=SUM([.VH7:.VH60])" office:value-type="float" office:value="7">
            <text:p>7,0</text:p>
          </table:table-cell>
          <table:table-cell table:style-name="ce25" table:formula="of:=SUM([.VI7:.VI60])" office:value-type="float" office:value="7.5">
            <text:p>7,5</text:p>
          </table:table-cell>
          <table:table-cell table:style-name="ce25" table:formula="of:=SUM([.VJ7:.VJ60])" office:value-type="float" office:value="8">
            <text:p>8,0</text:p>
          </table:table-cell>
          <table:table-cell table:style-name="ce25" table:formula="of:=SUM([.VK7:.VK60])" office:value-type="float" office:value="0">
            <text:p>0,0</text:p>
          </table:table-cell>
          <table:table-cell table:style-name="ce25" table:formula="of:=SUM([.VL7:.VL60])" office:value-type="float" office:value="4.5">
            <text:p>4,5</text:p>
          </table:table-cell>
          <table:table-cell table:style-name="ce25" table:formula="of:=SUM([.VM7:.VM60])" office:value-type="float" office:value="6.5">
            <text:p>6,5</text:p>
          </table:table-cell>
          <table:table-cell table:style-name="ce25" table:formula="of:=SUM([.VN7:.VN60])" office:value-type="float" office:value="0">
            <text:p>0,0</text:p>
          </table:table-cell>
          <table:table-cell table:style-name="ce25" table:formula="of:=SUM([.VO7:.VO60])" office:value-type="float" office:value="8">
            <text:p>8,0</text:p>
          </table:table-cell>
          <table:table-cell table:style-name="ce25" table:formula="of:=SUM([.VP7:.VP60])" office:value-type="float" office:value="7">
            <text:p>7,0</text:p>
          </table:table-cell>
          <table:table-cell table:style-name="ce25" table:formula="of:=SUM([.VQ7:.VQ60])" office:value-type="float" office:value="2">
            <text:p>2,0</text:p>
          </table:table-cell>
          <table:table-cell table:style-name="ce25" table:formula="of:=SUM([.VR7:.VR60])" office:value-type="float" office:value="0">
            <text:p>0,0</text:p>
          </table:table-cell>
          <table:table-cell table:style-name="ce25" table:formula="of:=SUM([.VS7:.VS60])" office:value-type="float" office:value="0">
            <text:p>0,0</text:p>
          </table:table-cell>
          <table:table-cell table:style-name="ce25" table:formula="of:=SUM([.VT7:.VT60])" office:value-type="float" office:value="1.5">
            <text:p>1,5</text:p>
          </table:table-cell>
          <table:table-cell table:style-name="ce25" table:formula="of:=SUM([.VU7:.VU60])" office:value-type="float" office:value="6">
            <text:p>6,0</text:p>
          </table:table-cell>
          <table:table-cell table:style-name="ce25" table:formula="of:=SUM([.VV7:.VV60])" office:value-type="float" office:value="7.5">
            <text:p>7,5</text:p>
          </table:table-cell>
          <table:table-cell table:style-name="ce25" table:formula="of:=SUM([.VW7:.VW60])" office:value-type="float" office:value="9.5">
            <text:p>9,5</text:p>
          </table:table-cell>
          <table:table-cell table:style-name="ce25" table:formula="of:=SUM([.VX7:.VX60])" office:value-type="float" office:value="0">
            <text:p>0,0</text:p>
          </table:table-cell>
          <table:table-cell table:style-name="ce25" table:formula="of:=SUM([.VY7:.VY60])" office:value-type="float" office:value="3">
            <text:p>3,0</text:p>
          </table:table-cell>
          <table:table-cell table:style-name="ce25" table:formula="of:=SUM([.VZ7:.VZ60])" office:value-type="float" office:value="0">
            <text:p>0,0</text:p>
          </table:table-cell>
          <table:table-cell table:style-name="ce25" table:formula="of:=SUM([.WA7:.WA60])" office:value-type="float" office:value="1.5">
            <text:p>1,5</text:p>
          </table:table-cell>
          <table:table-cell table:style-name="ce25" table:formula="of:=SUM([.WB7:.WB60])" office:value-type="float" office:value="7.5">
            <text:p>7,5</text:p>
          </table:table-cell>
          <table:table-cell table:style-name="ce25" table:formula="of:=SUM([.WC7:.WC60])" office:value-type="float" office:value="9.5">
            <text:p>9,5</text:p>
          </table:table-cell>
          <table:table-cell table:style-name="ce25" table:formula="of:=SUM([.WD7:.WD60])" office:value-type="float" office:value="10">
            <text:p>10,0</text:p>
          </table:table-cell>
          <table:table-cell table:style-name="ce25" table:formula="of:=SUM([.WE7:.WE60])" office:value-type="float" office:value="9">
            <text:p>9,0</text:p>
          </table:table-cell>
          <table:table-cell table:style-name="ce25" table:formula="of:=SUM([.WF7:.WF60])" office:value-type="float" office:value="0">
            <text:p>0,0</text:p>
          </table:table-cell>
          <table:table-cell table:style-name="ce25" table:formula="of:=SUM([.WG7:.WG60])" office:value-type="float" office:value="1.5">
            <text:p>1,5</text:p>
          </table:table-cell>
          <table:table-cell table:style-name="ce25" table:formula="of:=SUM([.WH7:.WH60])" office:value-type="float" office:value="2">
            <text:p>2,0</text:p>
          </table:table-cell>
          <table:table-cell table:style-name="ce25" table:formula="of:=SUM([.WI7:.WI60])" office:value-type="float" office:value="7">
            <text:p>7,0</text:p>
          </table:table-cell>
          <table:table-cell table:style-name="ce25" table:formula="of:=SUM([.WJ7:.WJ60])" office:value-type="float" office:value="10">
            <text:p>10,0</text:p>
          </table:table-cell>
          <table:table-cell table:style-name="ce25" table:formula="of:=SUM([.WK7:.WK60])" office:value-type="float" office:value="9.5">
            <text:p>9,5</text:p>
          </table:table-cell>
          <table:table-cell table:style-name="ce25" table:formula="of:=SUM([.WL7:.WL60])" office:value-type="float" office:value="0">
            <text:p>0,0</text:p>
          </table:table-cell>
          <table:table-cell table:style-name="ce25" table:formula="of:=SUM([.WM7:.WM60])" office:value-type="float" office:value="0">
            <text:p>0,0</text:p>
          </table:table-cell>
          <table:table-cell table:style-name="ce25" table:formula="of:=SUM([.WN7:.WN60])" office:value-type="float" office:value="0">
            <text:p>0,0</text:p>
          </table:table-cell>
          <table:table-cell table:style-name="ce25" table:formula="of:=SUM([.WO7:.WO60])" office:value-type="float" office:value="11">
            <text:p>11,0</text:p>
          </table:table-cell>
          <table:table-cell table:style-name="ce25" table:formula="of:=SUM([.WP7:.WP60])" office:value-type="float" office:value="11">
            <text:p>11,0</text:p>
          </table:table-cell>
          <table:table-cell table:style-name="ce25" table:formula="of:=SUM([.WQ7:.WQ60])" office:value-type="float" office:value="8.5">
            <text:p>8,5</text:p>
          </table:table-cell>
          <table:table-cell table:style-name="ce25" table:formula="of:=SUM([.WR7:.WR60])" office:value-type="float" office:value="8.5">
            <text:p>8,5</text:p>
          </table:table-cell>
          <table:table-cell table:style-name="ce25" table:formula="of:=SUM([.WS7:.WS60])" office:value-type="float" office:value="5.5">
            <text:p>5,5</text:p>
          </table:table-cell>
          <table:table-cell table:style-name="ce25" table:formula="of:=SUM([.WT7:.WT60])" office:value-type="float" office:value="2">
            <text:p>2,0</text:p>
          </table:table-cell>
          <table:table-cell table:style-name="ce25" table:formula="of:=SUM([.WU7:.WU60])" office:value-type="float" office:value="0">
            <text:p>0,0</text:p>
          </table:table-cell>
          <table:table-cell table:style-name="ce25" table:formula="of:=SUM([.WV7:.WV60])" office:value-type="float" office:value="7">
            <text:p>7,0</text:p>
          </table:table-cell>
          <table:table-cell table:style-name="ce25" table:formula="of:=SUM([.WW7:.WW60])" office:value-type="float" office:value="8">
            <text:p>8,0</text:p>
          </table:table-cell>
          <table:table-cell table:style-name="ce25" table:formula="of:=SUM([.WX7:.WX60])" office:value-type="float" office:value="9">
            <text:p>9,0</text:p>
          </table:table-cell>
          <table:table-cell table:style-name="ce25" table:formula="of:=SUM([.WY7:.WY60])" office:value-type="float" office:value="8.5">
            <text:p>8,5</text:p>
          </table:table-cell>
          <table:table-cell table:style-name="ce25" table:formula="of:=SUM([.WZ7:.WZ60])" office:value-type="float" office:value="0">
            <text:p>0,0</text:p>
          </table:table-cell>
          <table:table-cell table:style-name="ce25" table:formula="of:=SUM([.XA7:.XA60])" office:value-type="float" office:value="0">
            <text:p>0,0</text:p>
          </table:table-cell>
          <table:table-cell table:style-name="ce25" table:formula="of:=SUM([.XB7:.XB60])" office:value-type="float" office:value="0">
            <text:p>0,0</text:p>
          </table:table-cell>
          <table:table-cell table:style-name="ce25" table:formula="of:=SUM([.XC7:.XC60])" office:value-type="float" office:value="7">
            <text:p>7,0</text:p>
          </table:table-cell>
          <table:table-cell table:style-name="ce25" table:formula="of:=SUM([.XD7:.XD60])" office:value-type="float" office:value="0">
            <text:p>0,0</text:p>
          </table:table-cell>
          <table:table-cell table:style-name="ce25" table:formula="of:=SUM([.XE7:.XE60])" office:value-type="float" office:value="7">
            <text:p>7,0</text:p>
          </table:table-cell>
          <table:table-cell table:style-name="ce25" table:formula="of:=SUM([.XF7:.XF60])" office:value-type="float" office:value="9.5">
            <text:p>9,5</text:p>
          </table:table-cell>
          <table:table-cell table:style-name="ce25" table:formula="of:=SUM([.XG7:.XG60])" office:value-type="float" office:value="9.5">
            <text:p>9,5</text:p>
          </table:table-cell>
          <table:table-cell table:style-name="ce25" table:formula="of:=SUM([.XH7:.XH60])" office:value-type="float" office:value="1">
            <text:p>1,0</text:p>
          </table:table-cell>
          <table:table-cell table:style-name="ce25" table:formula="of:=SUM([.XI7:.XI60])" office:value-type="float" office:value="0">
            <text:p>0,0</text:p>
          </table:table-cell>
          <table:table-cell table:style-name="ce25" table:formula="of:=SUM([.XJ7:.XJ60])" office:value-type="float" office:value="7.5">
            <text:p>7,5</text:p>
          </table:table-cell>
          <table:table-cell table:style-name="ce25" table:formula="of:=SUM([.XK7:.XK60])" office:value-type="float" office:value="9.5">
            <text:p>9,5</text:p>
          </table:table-cell>
          <table:table-cell table:style-name="ce25" table:formula="of:=SUM([.XL7:.XL60])" office:value-type="float" office:value="8">
            <text:p>8,0</text:p>
          </table:table-cell>
          <table:table-cell table:style-name="ce25" table:formula="of:=SUM([.XM7:.XM60])" office:value-type="float" office:value="8">
            <text:p>8,0</text:p>
          </table:table-cell>
          <table:table-cell table:style-name="ce25" table:formula="of:=SUM([.XN7:.XN60])" office:value-type="float" office:value="8">
            <text:p>8,0</text:p>
          </table:table-cell>
          <table:table-cell table:style-name="ce25" table:formula="of:=SUM([.XO7:.XO60])" office:value-type="float" office:value="0">
            <text:p>0,0</text:p>
          </table:table-cell>
          <table:table-cell table:style-name="ce25" table:formula="of:=SUM([.XP7:.XP60])" office:value-type="float" office:value="0">
            <text:p>0,0</text:p>
          </table:table-cell>
          <table:table-cell table:style-name="ce25" table:formula="of:=SUM([.XQ7:.XQ60])" office:value-type="float" office:value="0">
            <text:p>0,0</text:p>
          </table:table-cell>
          <table:table-cell table:style-name="ce25" table:formula="of:=SUM([.XR7:.XR60])" office:value-type="float" office:value="7">
            <text:p>7,0</text:p>
          </table:table-cell>
          <table:table-cell table:style-name="ce25" table:formula="of:=SUM([.XS7:.XS60])" office:value-type="float" office:value="8">
            <text:p>8,0</text:p>
          </table:table-cell>
          <table:table-cell table:style-name="ce25" table:formula="of:=SUM([.XT7:.XT60])" office:value-type="float" office:value="8">
            <text:p>8,0</text:p>
          </table:table-cell>
          <table:table-cell table:style-name="ce25" table:formula="of:=SUM([.XU7:.XU60])" office:value-type="float" office:value="8">
            <text:p>8,0</text:p>
          </table:table-cell>
          <table:table-cell table:style-name="ce25" table:formula="of:=SUM([.XV7:.XV60])" office:value-type="float" office:value="0">
            <text:p>0,0</text:p>
          </table:table-cell>
          <table:table-cell table:style-name="ce25" table:formula="of:=SUM([.XW7:.XW60])" office:value-type="float" office:value="0">
            <text:p>0,0</text:p>
          </table:table-cell>
          <table:table-cell table:style-name="ce25" table:formula="of:=SUM([.XX7:.XX60])" office:value-type="float" office:value="5">
            <text:p>5,0</text:p>
          </table:table-cell>
          <table:table-cell table:style-name="ce25" table:formula="of:=SUM([.XY7:.XY60])" office:value-type="float" office:value="8">
            <text:p>8,0</text:p>
          </table:table-cell>
          <table:table-cell table:style-name="ce25" table:formula="of:=SUM([.XZ7:.XZ60])" office:value-type="float" office:value="7">
            <text:p>7,0</text:p>
          </table:table-cell>
          <table:table-cell table:style-name="ce25" table:formula="of:=SUM([.YA7:.YA60])" office:value-type="float" office:value="8">
            <text:p>8,0</text:p>
          </table:table-cell>
          <table:table-cell table:style-name="ce25" table:formula="of:=SUM([.YB7:.YB60])" office:value-type="float" office:value="8">
            <text:p>8,0</text:p>
          </table:table-cell>
          <table:table-cell table:style-name="ce25" table:formula="of:=SUM([.YC7:.YC60])" office:value-type="float" office:value="0">
            <text:p>0,0</text:p>
          </table:table-cell>
          <table:table-cell table:style-name="ce25" table:formula="of:=SUM([.YD7:.YD60])" office:value-type="float" office:value="0">
            <text:p>0,0</text:p>
          </table:table-cell>
          <table:table-cell table:style-name="ce25" table:formula="of:=SUM([.YE7:.YE60])" office:value-type="float" office:value="8">
            <text:p>8,0</text:p>
          </table:table-cell>
          <table:table-cell table:style-name="ce25" table:formula="of:=SUM([.YF7:.YF60])" office:value-type="float" office:value="0">
            <text:p>0,0</text:p>
          </table:table-cell>
          <table:table-cell table:style-name="ce25" table:formula="of:=SUM([.YG7:.YG60])" office:value-type="float" office:value="9">
            <text:p>9,0</text:p>
          </table:table-cell>
          <table:table-cell table:style-name="ce25" table:formula="of:=SUM([.YH7:.YH60])" office:value-type="float" office:value="8">
            <text:p>8,0</text:p>
          </table:table-cell>
          <table:table-cell table:style-name="ce25" table:formula="of:=SUM([.YI7:.YI60])" office:value-type="float" office:value="7.5">
            <text:p>7,5</text:p>
          </table:table-cell>
          <table:table-cell table:style-name="ce25" table:formula="of:=SUM([.YJ7:.YJ60])" office:value-type="float" office:value="0">
            <text:p>0,0</text:p>
          </table:table-cell>
          <table:table-cell table:style-name="ce25" table:formula="of:=SUM([.YK7:.YK60])" office:value-type="float" office:value="0">
            <text:p>0,0</text:p>
          </table:table-cell>
          <table:table-cell table:style-name="ce25" table:formula="of:=SUM([.YL7:.YL60])" office:value-type="float" office:value="2">
            <text:p>2,0</text:p>
          </table:table-cell>
          <table:table-cell table:style-name="ce25" table:formula="of:=SUM([.YM7:.YM60])" office:value-type="float" office:value="7.5">
            <text:p>7,5</text:p>
          </table:table-cell>
          <table:table-cell table:style-name="ce25" table:formula="of:=SUM([.YN7:.YN60])" office:value-type="float" office:value="8">
            <text:p>8,0</text:p>
          </table:table-cell>
          <table:table-cell table:style-name="ce25" table:formula="of:=SUM([.YO7:.YO60])" office:value-type="float" office:value="8">
            <text:p>8,0</text:p>
          </table:table-cell>
          <table:table-cell table:style-name="ce25" table:formula="of:=SUM([.YP7:.YP60])" office:value-type="float" office:value="8.5">
            <text:p>8,5</text:p>
          </table:table-cell>
          <table:table-cell table:style-name="ce25" table:formula="of:=SUM([.YQ7:.YQ60])" office:value-type="float" office:value="0">
            <text:p>0,0</text:p>
          </table:table-cell>
          <table:table-cell table:style-name="ce25" table:formula="of:=SUM([.YR7:.YR60])" office:value-type="float" office:value="0">
            <text:p>0,0</text:p>
          </table:table-cell>
          <table:table-cell table:style-name="ce25" table:formula="of:=SUM([.YS7:.YS60])" office:value-type="float" office:value="7">
            <text:p>7,0</text:p>
          </table:table-cell>
          <table:table-cell table:style-name="ce25" table:formula="of:=SUM([.YT7:.YT60])" office:value-type="float" office:value="0">
            <text:p>0,0</text:p>
          </table:table-cell>
          <table:table-cell table:style-name="ce25" table:formula="of:=SUM([.YU7:.YU60])" office:value-type="float" office:value="5">
            <text:p>5,0</text:p>
          </table:table-cell>
          <table:table-cell table:style-name="ce25" table:formula="of:=SUM([.YV7:.YV60])" office:value-type="float" office:value="4">
            <text:p>4,0</text:p>
          </table:table-cell>
          <table:table-cell table:style-name="ce25" table:formula="of:=SUM([.YW7:.YW60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334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71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8:.YW8])" office:value-type="float" office:value="33.5">
            <text:p>33,5</text:p>
          </table:table-cell>
          <table:table-cell table:style-name="ce25" table:number-columns-repeated="14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1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9:.YW9])" office:value-type="float" office:value="8.5">
            <text:p>8,5</text:p>
          </table:table-cell>
          <table:table-cell table:style-name="ce25" table:number-columns-repeated="12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114.327cm" svg:y="4.862cm" draw:caption-point-x="-0.848cm" draw:caption-point-y="-1.456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1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0:.YW10])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1:.YW11])" office:value-type="float" office:value="2">
            <text:p>2,0</text:p>
          </table:table-cell>
          <table:table-cell table:style-name="ce25" table:number-columns-repeated="99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2:.YW12])" office:value-type="float" office:value="3">
            <text:p>3,0</text:p>
          </table:table-cell>
          <table:table-cell table:style-name="ce25" table:number-columns-repeated="94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3:.YW13])" office:value-type="float" office:value="17">
            <text:p>1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4:.YW14])" office:value-type="float" office:value="15.5">
            <text:p>15,5</text:p>
          </table:table-cell>
          <table:table-cell table:style-name="ce25" table:number-columns-repeated="13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380.549cm" svg:y="10.107cm" draw:caption-point-x="-0.61cm" draw:caption-point-y="-3.511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5:.YW15])" office:value-type="float" office:value="32.25">
            <text:p>32,3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6:.YW16])" office:value-type="float" office:value="11.25">
            <text:p>11,3</text:p>
          </table:table-cell>
          <table:table-cell table:style-name="ce25" table:number-columns-repeated="24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7:.YW17])" office:value-type="float" office:value="16.25">
            <text:p>16,3</text:p>
          </table:table-cell>
          <table:table-cell table:style-name="ce25" table:number-columns-repeated="164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8:.YW18])" office:value-type="float" office:value="98.25">
            <text:p>98,3</text:p>
          </table:table-cell>
          <table:table-cell table:style-name="ce25" table:number-columns-repeated="163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9:.YW19])" office:value-type="float" office:value="122.5">
            <text:p>122,5</text:p>
          </table:table-cell>
          <table:table-cell table:style-name="ce25" table:number-columns-repeated="8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263.126cm" svg:y="8.364cm" draw:caption-point-x="-0.61cm" draw:caption-point-y="1.421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333.128cm" svg:y="8.383cm" draw:caption-point-x="-0.61cm" draw:caption-point-y="1.402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61.652cm" svg:y="11.085cm" draw:caption-point-x="-0.421cm" draw:caption-point-y="-1.3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537.588cm" svg:y="10.933cm" draw:caption-point-x="0.42cm" draw:caption-point-y="-1.148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0:.YW20])" office:value-type="float" office:value="115.5">
            <text:p>115,5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142.256cm" svg:y="9.153cm" draw:caption-point-x="0.579cm" draw:caption-point-y="1.27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145.703cm" svg:y="8.956cm" draw:caption-point-x="-0.61cm" draw:caption-point-y="1.467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310.547cm" svg:y="9.016cm" draw:caption-point-x="-0.61cm" draw:caption-point-y="1.407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1:.YW21])" office:value-type="float" office:value="66.5">
            <text:p>66,5</text:p>
          </table:table-cell>
          <table:table-cell table:style-name="ce25" table:number-columns-repeated="199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522.692cm" svg:y="11.332cm" draw:caption-point-x="-0.491cm" draw:caption-point-y="-0.271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707.779cm" svg:y="12.943cm" draw:caption-point-x="-0.412cm" draw:caption-point-y="-1.882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2:.YW22])" office:value-type="float" office:value="1.5">
            <text:p>1,5</text:p>
          </table:table-cell>
          <table:table-cell table:style-name="ce25" table:number-columns-repeated="199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3:.YW23])" office:value-type="float" office:value="17.5">
            <text:p>17,5</text:p>
          </table:table-cell>
          <table:table-cell table:style-name="ce25" table:number-columns-repeated="72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75.059cm" svg:y="10.878cm" draw:caption-point-x="-0.61cm" draw:caption-point-y="1.459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725.566cm" svg:y="13.516cm" draw:caption-point-x="-0.134cm" draw:caption-point-y="-1.179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4:.YW24])" office:value-type="float" office:value="7">
            <text:p>7,0</text:p>
          </table:table-cell>
          <table:table-cell table:style-name="ce25" table:number-columns-repeated="78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5:.YW25])" office:value-type="float" office:value="0.5">
            <text:p>0,5</text:p>
          </table:table-cell>
          <table:table-cell table:style-name="ce25" table:number-columns-repeated="349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6:.YW26])" office:value-type="float" office:value="2.5">
            <text:p>2,5</text:p>
          </table:table-cell>
          <table:table-cell table:style-name="ce25" table:number-columns-repeated="34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7:.YW27])" office:value-type="float" office:value="6">
            <text:p>6,0</text:p>
          </table:table-cell>
          <table:table-cell table:style-name="ce25" table:number-columns-repeated="325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8:.YW28])" office:value-type="float" office:value="42">
            <text:p>42,0</text:p>
          </table:table-cell>
          <table:table-cell table:style-name="ce25" table:number-columns-repeated="3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109.573cm" svg:y="14.048cm" draw:caption-point-x="-0.61cm" draw:caption-point-y="1.478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486.681cm" svg:y="14.162cm" draw:caption-point-x="-0.61cm" draw:caption-point-y="1.364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504.746cm" svg:y="14.168cm" draw:caption-point-x="-0.61cm" draw:caption-point-y="1.358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11.52cm" svg:y="14.172cm" draw:caption-point-x="-0.61cm" draw:caption-point-y="1.354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551.374cm" svg:y="13.869cm" draw:caption-point-x="0.182cm" draw:caption-point-y="1.657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54.425cm" svg:y="14.187cm" draw:caption-point-x="-0.61cm" draw:caption-point-y="1.339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625.14cm" svg:y="14.213cm" draw:caption-point-x="0.935cm" draw:caption-point-y="1.313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31.201cm" svg:y="14.215cm" draw:caption-point-x="-0.61cm" draw:caption-point-y="1.311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651.524cm" svg:y="14.221cm" draw:caption-point-x="-0.61cm" draw:caption-point-y="1.305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660.477cm" svg:y="16.282cm" draw:caption-point-x="-0.53cm" draw:caption-point-y="-0.756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778.217cm" svg:y="14.445cm" draw:caption-point-x="1.411cm" draw:caption-point-y="1.081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51.28cm" svg:y="17.359cm" draw:caption-point-x="0.608cm" draw:caption-point-y="-1.833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9:.YW29])" office:value-type="float" office:value="12.5">
            <text:p>12,5</text:p>
          </table:table-cell>
          <table:table-cell table:style-name="ce25" table:number-columns-repeated="366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0:.YW30])" office:value-type="float" office:value="127.5">
            <text:p>127,5</text:p>
          </table:table-cell>
          <table:table-cell table:style-name="ce25" table:number-columns-repeated="317"/>
          <table:table-cell table:style-name="ce25" office:value-type="float" office:value="2">
            <office:annotation office:display="true" draw:style-name="gr1" draw:text-style-name="P2" svg:width="2.899cm" svg:height="0.669cm" svg:x="723.784cm" svg:y="15.527cm" draw:caption-point-x="-0.61cm" draw:caption-point-y="1.275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802.611cm" svg:y="17.889cm" draw:caption-point-x="-0.402cm" draw:caption-point-y="-1.087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1:.YW31])" office:value-type="float" office:value="59">
            <text:p>59,0</text:p>
          </table:table-cell>
          <table:table-cell table:style-name="ce25" table:number-columns-repeated="206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2:.YW32])" office:value-type="float" office:value="16">
            <text:p>16,0</text:p>
          </table:table-cell>
          <table:table-cell table:style-name="ce25" table:number-columns-repeated="400"/>
          <table:table-cell table:style-name="ce25" office:value-type="float" office:value="2">
            <office:annotation office:display="true" draw:style-name="gr1" draw:text-style-name="P2" svg:width="2.899cm" svg:height="0.669cm" svg:x="909.49cm" svg:y="19.2cm" draw:caption-point-x="1.109cm" draw:caption-point-y="-1.122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951.552cm" svg:y="19.015cm" draw:caption-point-x="-0.307cm" draw:caption-point-y="-0.93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983.796cm" svg:y="19.67cm" draw:caption-point-x="1.321cm" draw:caption-point-y="-1.59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3:.YW33])" office:value-type="float" office:value="41">
            <text:p>41,0</text:p>
          </table:table-cell>
          <table:table-cell table:style-name="ce25" table:number-columns-repeated="26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633.459cm" svg:y="17.406cm" draw:caption-point-x="-0.61cm" draw:caption-point-y="1.31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44.75cm" svg:y="17.409cm" draw:caption-point-x="-0.61cm" draw:caption-point-y="1.307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897.425cm" svg:y="19.499cm" draw:caption-point-x="1.883cm" draw:caption-point-y="-0.783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917.714cm" svg:y="18.573cm" draw:caption-point-x="-0.341cm" draw:caption-point-y="0.143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926.342cm" svg:y="19.676cm" draw:caption-point-x="2.322cm" draw:caption-point-y="-0.96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31.094cm" svg:y="19.976cm" draw:caption-point-x="-0.172cm" draw:caption-point-y="-1.26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021.352cm" svg:y="19.542cm" draw:caption-point-x="-0.105cm" draw:caption-point-y="-0.82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4:.YW34])" office:value-type="float" office:value="1">
            <text:p>1,0</text:p>
          </table:table-cell>
          <table:table-cell table:style-name="ce25" table:number-columns-repeated="449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5:.YW35])" office:value-type="float" office:value="326">
            <text:p>326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30.658cm" svg:y="18.345cm" draw:caption-point-x="1.529cm" draw:caption-point-y="1.647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5.055cm" svg:y="18.49cm" draw:caption-point-x="-0.61cm" draw:caption-point-y="1.502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05.262cm" svg:y="18.837cm" draw:caption-point-x="-1.457cm" draw:caption-point-y="1.155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26.996cm" svg:y="18.556cm" draw:caption-point-x="-0.61cm" draw:caption-point-y="1.436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98.676cm" svg:y="18.629cm" draw:caption-point-x="2.559cm" draw:caption-point-y="1.363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608.62cm" svg:y="18.67cm" draw:caption-point-x="-0.61cm" draw:caption-point-y="1.322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35.717cm" svg:y="18.683cm" draw:caption-point-x="-0.61cm" draw:caption-point-y="1.309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732.817cm" svg:y="18.721cm" draw:caption-point-x="-0.61cm" draw:caption-point-y="1.271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757.24cm" svg:y="18.992cm" draw:caption-point-x="-0.194cm" draw:caption-point-y="1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6:.YW36])" office:value-type="float" office:value="16.5">
            <text:p>16,5</text:p>
          </table:table-cell>
          <table:table-cell table:style-name="ce25" table:number-columns-repeated="192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7:.YW37])" office:value-type="float" office:value="227.5">
            <text:p>227,5</text:p>
          </table:table-cell>
          <table:table-cell table:style-name="ce25" table:number-columns-repeated="9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913.062cm" svg:y="22.39cm" draw:caption-point-x="-0.205cm" draw:caption-point-y="-1.122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919.973cm" svg:y="22.559cm" draw:caption-point-x="-0.341cm" draw:caption-point-y="-1.29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966.266cm" svg:y="22.676cm" draw:caption-point-x="0.786cm" draw:caption-point-y="-1.40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012.825cm" svg:y="20.092cm" draw:caption-point-x="-0.61cm" draw:caption-point-y="1.17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8:.YW38])" office:value-type="float" office:value="293.5">
            <text:p>293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475.39cm" svg:y="20.538cm" draw:caption-point-x="-0.61cm" draw:caption-point-y="1.367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516.036cm" svg:y="20.552cm" draw:caption-point-x="-0.61cm" draw:caption-point-y="1.353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639.995cm" svg:y="22.734cm" draw:caption-point-x="-0.372cm" draw:caption-point-y="-0.829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651.524cm" svg:y="20.6cm" draw:caption-point-x="-0.61cm" draw:caption-point-y="1.305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723.15cm" svg:y="23.002cm" draw:caption-point-x="0.024cm" draw:caption-point-y="-1.097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773.463cm" svg:y="21.112cm" draw:caption-point-x="-0.61cm" draw:caption-point-y="0.793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881.246cm" svg:y="23.017cm" draw:caption-point-x="-0.003cm" draw:caption-point-y="-1.112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942.52cm" svg:y="23.102cm" draw:caption-point-x="-0.307cm" draw:caption-point-y="-1.197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009.455cm" svg:y="23.16cm" draw:caption-point-x="0.502cm" draw:caption-point-y="-1.25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166.425cm" svg:y="23.66cm" draw:caption-point-x="-0.657cm" draw:caption-point-y="-1.75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171.058cm" svg:y="23.146cm" draw:caption-point-x="1.484cm" draw:caption-point-y="-1.24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9:.YW39])" office:value-type="float" office:value="56.5">
            <text:p>56,5</text:p>
          </table:table-cell>
          <table:table-cell table:style-name="ce25" table:number-columns-repeated="222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773.255cm" svg:y="23.5cm" draw:caption-point-x="-0.402cm" draw:caption-point-y="-0.957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020.914cm" svg:y="23.903cm" draw:caption-point-x="0.333cm" draw:caption-point-y="-1.36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035.271cm" svg:y="23.746cm" draw:caption-point-x="1.783cm" draw:caption-point-y="-1.20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039.417cm" svg:y="24.246cm" draw:caption-point-x="-0.105cm" draw:caption-point-y="-1.70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75.785cm" svg:y="23.179cm" draw:caption-point-x="-0.343cm" draw:caption-point-y="-0.63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164.449cm" svg:y="25.635cm" draw:caption-point-x="1.319cm" draw:caption-point-y="-3.09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177.691cm" svg:y="23.9cm" draw:caption-point-x="1.625cm" draw:caption-point-y="-1.35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233.18cm" svg:y="24.057cm" draw:caption-point-x="0.331cm" draw:caption-point-y="-1.51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0:.YW40])" office:value-type="float" office:value="142.5">
            <text:p>142,5</text:p>
          </table:table-cell>
          <table:table-cell table:style-name="ce25" table:number-columns-repeated="74"/>
          <table:table-cell table:style-name="ce25" office:value-type="float" office:value="1">
            <office:annotation office:display="true" draw:style-name="gr1" draw:text-style-name="P2" svg:width="2.899cm" svg:height="0.669cm" svg:x="175.106cm" svg:y="23.52cm" draw:caption-point-x="-0.657cm" draw:caption-point-y="-0.339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220.221cm" svg:y="21.74cm" draw:caption-point-x="-0.61cm" draw:caption-point-y="1.441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281.191cm" svg:y="21.766cm" draw:caption-point-x="-0.61cm" draw:caption-point-y="1.415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334.963cm" svg:y="24.646cm" draw:caption-point-x="-0.187cm" draw:caption-point-y="-1.465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337.644cm" svg:y="21.78cm" draw:caption-point-x="-0.61cm" draw:caption-point-y="1.401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10.878cm" svg:y="21.861cm" draw:caption-point-x="-0.61cm" draw:caption-point-y="1.32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705.52cm" svg:y="24.23cm" draw:caption-point-x="-0.411cm" draw:caption-point-y="-1.049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231.463cm" svg:y="24.999cm" draw:caption-point-x="2.048cm" draw:caption-point-y="-1.81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247.059cm" svg:y="24.32cm" draw:caption-point-x="2.259cm" draw:caption-point-y="-1.13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1:.YW41])" office:value-type="float" office:value="16.5">
            <text:p>16,5</text:p>
          </table:table-cell>
          <table:table-cell table:style-name="ce25" table:number-columns-repeated="274"/>
          <table:table-cell table:style-name="ce25" office:value-type="float" office:value="2">
            <office:annotation office:display="true" draw:style-name="gr1" draw:text-style-name="P2" svg:width="2.899cm" svg:height="0.669cm" svg:x="626.606cm" svg:y="24.564cm" draw:caption-point-x="-0.531cm" draw:caption-point-y="-0.745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2:.YW42])" office:value-type="float" office:value="10">
            <text:p>10,0</text:p>
          </table:table-cell>
          <table:table-cell table:style-name="ce25" table:number-columns-repeated="57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3:.YW43])" office:value-type="float" office:value="5">
            <text:p>5,0</text:p>
          </table:table-cell>
          <table:table-cell table:style-name="ce25" table:number-columns-repeated="534"/>
          <table:table-cell table:style-name="ce25" office:value-type="float" office:value="1.5">
            <office:annotation office:display="true" draw:style-name="gr2" draw:text-style-name="P2" svg:width="2.899cm" svg:height="0.991cm" svg:x="1211.422cm" svg:y="26.322cm" draw:caption-point-x="1.766cm" draw:caption-point-y="-1.22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4:.YW44])" office:value-type="float" office:value="13">
            <text:p>13,0</text:p>
          </table:table-cell>
          <table:table-cell table:style-name="ce25" table:number-columns-repeated="598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5:.YW45])" office:value-type="float" office:value="53.5">
            <text:p>53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4.732cm" svg:y="24.952cm" draw:caption-point-x="-0.61cm" draw:caption-point-y="1.51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6:.YW46])" office:value-type="float" office:value="5">
            <text:p>5,0</text:p>
          </table:table-cell>
          <table:table-cell table:style-name="ce25" table:number-columns-repeated="60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7:.YW47])" office:value-type="float" office:value="48">
            <text:p>48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8:.YW48])" office:value-type="float" office:value="37">
            <text:p>37,0</text:p>
          </table:table-cell>
          <table:table-cell table:style-name="ce25" table:number-columns-repeated="201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9:.YW49])" office:value-type="float" office:value="170.5">
            <text:p>17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067.887cm" svg:y="28.716cm" draw:caption-point-x="0.781cm" draw:caption-point-y="0.89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071.536cm" svg:y="28.458cm" draw:caption-point-x="-0.61cm" draw:caption-point-y="1.1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211.94cm" svg:y="29.191cm" draw:caption-point-x="1.248cm" draw:caption-point-y="0.41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213.186cm" svg:y="30.975cm" draw:caption-point-x="2.26cm" draw:caption-point-y="-1.36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218.315cm" svg:y="28.49cm" draw:caption-point-x="-0.61cm" draw:caption-point-y="1.11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334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0:.YW50])" office:value-type="float" office:value="99">
            <text:p>99,0</text:p>
          </table:table-cell>
          <table:table-cell table:style-name="ce26" table:number-columns-repeated="408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978.953cm" svg:y="29.24cm" draw:caption-point-x="-0.61cm" draw:caption-point-y="1.18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030.89cm" svg:y="29.264cm" draw:caption-point-x="-0.61cm" draw:caption-point-y="1.16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184.443cm" svg:y="29.302cm" draw:caption-point-x="-0.61cm" draw:caption-point-y="1.12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200.085cm" svg:y="31.838cm" draw:caption-point-x="1.813cm" draw:caption-point-y="-1.4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232.216cm" svg:y="29.219cm" draw:caption-point-x="1.295cm" draw:caption-point-y="1.20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263.312cm" svg:y="31.62cm" draw:caption-point-x="1.813cm" draw:caption-point-y="-1.19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14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1:.YW51])" office:value-type="float" office:value="4">
            <text:p>4,0</text:p>
          </table:table-cell>
          <table:table-cell table:style-name="ce25" table:number-columns-repeated="465"/>
          <table:table-cell table:style-name="ce25" office:value-type="float" office:value="1.5">
            <office:annotation office:display="true" draw:style-name="gr3" draw:text-style-name="P2" svg:width="2.899cm" svg:height="1.386cm" svg:x="1057.987cm" svg:y="30.097cm" draw:caption-point-x="-0.61cm" draw:caption-point-y="1.15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339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2:.YW52])" office:value-type="float" office:value="35">
            <text:p>35,0</text:p>
          </table:table-cell>
          <table:table-cell table:style-name="ce25" table:number-columns-repeated="51"/>
          <table:table-cell table:style-name="ce25" office:value-type="float" office:value="5">
            <office:annotation office:display="true" draw:style-name="gr1" draw:text-style-name="P2" svg:width="2.899cm" svg:height="0.669cm" svg:x="123.122cm" svg:y="30.595cm" draw:caption-point-x="-0.61cm" draw:caption-point-y="1.475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037.9cm" svg:y="30.81cm" draw:caption-point-x="1.412cm" draw:caption-point-y="1.2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42.181cm" svg:y="30.91cm" draw:caption-point-x="-0.61cm" draw:caption-point-y="1.1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3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3:.YW53])" office:value-type="float" office:value="72.5">
            <text:p>72,5</text:p>
          </table:table-cell>
          <table:table-cell table:style-name="ce25" table:number-columns-repeated="201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67.02cm" svg:y="32.218cm" draw:caption-point-x="-0.61cm" draw:caption-point-y="1.15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48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4:.YW54])" office:value-type="float" office:value="128">
            <text:p>128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94.743cm" svg:y="32.708cm" draw:caption-point-x="0.671cm" draw:caption-point-y="1.483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98.282cm" svg:y="32.709cm" draw:caption-point-x="-0.61cm" draw:caption-point-y="1.482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109.573cm" svg:y="32.713cm" draw:caption-point-x="-0.61cm" draw:caption-point-y="1.478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118.843cm" svg:y="33.27cm" draw:caption-point-x="1.411cm" draw:caption-point-y="0.921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188.608cm" svg:y="32.737cm" draw:caption-point-x="-0.61cm" draw:caption-point-y="1.454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256.352cm" svg:y="32.767cm" draw:caption-point-x="-0.61cm" draw:caption-point-y="1.424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283.449cm" svg:y="32.776cm" draw:caption-point-x="-0.61cm" draw:caption-point-y="1.415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312.805cm" svg:y="32.785cm" draw:caption-point-x="-0.61cm" draw:caption-point-y="1.406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509.262cm" svg:y="32.835cm" draw:caption-point-x="-0.61cm" draw:caption-point-y="1.356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549.908cm" svg:y="32.85cm" draw:caption-point-x="-0.61cm" draw:caption-point-y="1.341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570.231cm" svg:y="32.858cm" draw:caption-point-x="-0.61cm" draw:caption-point-y="1.333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613.136cm" svg:y="32.87cm" draw:caption-point-x="-0.61cm" draw:caption-point-y="1.321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619.91cm" svg:y="32.874cm" draw:caption-point-x="-0.61cm" draw:caption-point-y="1.317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628.943cm" svg:y="32.879cm" draw:caption-point-x="-0.61cm" draw:caption-point-y="1.312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658.299cm" svg:y="32.888cm" draw:caption-point-x="-0.61cm" draw:caption-point-y="1.303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703.461cm" svg:y="32.905cm" draw:caption-point-x="-0.61cm" draw:caption-point-y="1.286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726.042cm" svg:y="32.917cm" draw:caption-point-x="-0.61cm" draw:caption-point-y="1.274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791.528cm" svg:y="32.939cm" draw:caption-point-x="-0.61cm" draw:caption-point-y="1.252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852.023cm" svg:y="32.142cm" draw:caption-point-x="-0.135cm" draw:caption-point-y="2.049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79.595cm" svg:y="32.967cm" draw:caption-point-x="-0.61cm" draw:caption-point-y="1.224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917.983cm" svg:y="32.982cm" draw:caption-point-x="-0.61cm" draw:caption-point-y="1.20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936.048cm" svg:y="32.989cm" draw:caption-point-x="-0.61cm" draw:caption-point-y="1.202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942.823cm" svg:y="32.99cm" draw:caption-point-x="-0.61cm" draw:caption-point-y="1.201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951.855cm" svg:y="32.995cm" draw:caption-point-x="-0.61cm" draw:caption-point-y="1.196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958.832cm" svg:y="33.23cm" draw:caption-point-x="1.446cm" draw:caption-point-y="0.96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63.146cm" svg:y="32.997cm" draw:caption-point-x="-0.61cm" draw:caption-point-y="1.19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72.358cm" svg:y="35.572cm" draw:caption-point-x="1.469cm" draw:caption-point-y="-1.38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976.666cm" svg:y="33.089cm" draw:caption-point-x="1.677cm" draw:caption-point-y="1.10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81.211cm" svg:y="33.005cm" draw:caption-point-x="-0.61cm" draw:caption-point-y="1.18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999.276cm" svg:y="33.012cm" draw:caption-point-x="-0.61cm" draw:caption-point-y="1.17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007.196cm" svg:y="32.879cm" draw:caption-point-x="0.503cm" draw:caption-point-y="1.31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010.567cm" svg:y="33.015cm" draw:caption-point-x="-0.61cm" draw:caption-point-y="1.17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028.24cm" svg:y="33.059cm" draw:caption-point-x="-0.218cm" draw:caption-point-y="1.13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204.766cm" svg:y="33.07cm" draw:caption-point-x="-0.61cm" draw:caption-point-y="1.12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216.551cm" svg:y="33.682cm" draw:caption-point-x="1.154cm" draw:caption-point-y="0.50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263.9cm" svg:y="33.812cm" draw:caption-point-x="1.225cm" draw:caption-point-y="0.37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48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5:.YW55])" office:value-type="float" office:value="273.5">
            <text:p>27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4.732cm" svg:y="33.501cm" draw:caption-point-x="-0.61cm" draw:caption-point-y="1.51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6.141cm" svg:y="33.652cm" draw:caption-point-x="1.529cm" draw:caption-point-y="1.359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31.311cm" svg:y="33.334cm" draw:caption-point-x="0.876cm" draw:caption-point-y="1.677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5.055cm" svg:y="33.51cm" draw:caption-point-x="-0.61cm" draw:caption-point-y="1.501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2.604cm" svg:y="33.447cm" draw:caption-point-x="0.873cm" draw:caption-point-y="1.564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46.346cm" svg:y="33.516cm" draw:caption-point-x="-0.61cm" draw:caption-point-y="1.495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64.512cm" svg:y="33.355cm" draw:caption-point-x="-0.711cm" draw:caption-point-y="1.656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80.217cm" svg:y="33.526cm" draw:caption-point-x="-0.61cm" draw:caption-point-y="1.485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89.655cm" svg:y="33.293cm" draw:caption-point-x="1.243cm" draw:caption-point-y="1.718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21.616cm" svg:y="33.615cm" draw:caption-point-x="0.896cm" draw:caption-point-y="1.396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5.38cm" svg:y="33.538cm" draw:caption-point-x="-0.61cm" draw:caption-point-y="1.473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28.034cm" svg:y="33.579cm" draw:caption-point-x="-1.006cm" draw:caption-point-y="1.432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145.703cm" svg:y="33.543cm" draw:caption-point-x="-0.61cm" draw:caption-point-y="1.468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52.478cm" svg:y="33.547cm" draw:caption-point-x="-0.61cm" draw:caption-point-y="1.464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56.994cm" svg:y="33.547cm" draw:caption-point-x="-0.61cm" draw:caption-point-y="1.464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74.26cm" svg:y="33.453cm" draw:caption-point-x="0.189cm" draw:caption-point-y="1.558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77.317cm" svg:y="33.553cm" draw:caption-point-x="-0.61cm" draw:caption-point-y="1.458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84.091cm" svg:y="33.554cm" draw:caption-point-x="-0.61cm" draw:caption-point-y="1.457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86.021cm" svg:y="36.132cm" draw:caption-point-x="-0.281cm" draw:caption-point-y="-1.121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24.738cm" svg:y="33.572cm" draw:caption-point-x="-0.61cm" draw:caption-point-y="1.439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33.77cm" svg:y="33.58cm" draw:caption-point-x="-0.61cm" draw:caption-point-y="1.431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58.61cm" svg:y="33.588cm" draw:caption-point-x="-0.61cm" draw:caption-point-y="1.423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269.9cm" svg:y="33.592cm" draw:caption-point-x="-0.61cm" draw:caption-point-y="1.419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12.162cm" svg:y="33.624cm" draw:caption-point-x="-0.61cm" draw:caption-point-y="1.387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423.453cm" svg:y="33.627cm" draw:caption-point-x="-0.61cm" draw:caption-point-y="1.384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34.744cm" svg:y="33.632cm" draw:caption-point-x="-0.61cm" draw:caption-point-y="1.379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46.034cm" svg:y="33.637cm" draw:caption-point-x="-0.61cm" draw:caption-point-y="1.374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64.853cm" svg:y="36.506cm" draw:caption-point-x="0.895cm" draw:caption-point-y="-1.495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67.581cm" svg:y="34.177cm" draw:caption-point-x="0.425cm" draw:caption-point-y="0.834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470.639cm" svg:y="33.353cm" draw:caption-point-x="1.883cm" draw:caption-point-y="1.658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504.088cm" svg:y="33.655cm" draw:caption-point-x="2.306cm" draw:caption-point-y="1.356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520.553cm" svg:y="33.659cm" draw:caption-point-x="-0.61cm" draw:caption-point-y="1.352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534.101cm" svg:y="33.664cm" draw:caption-point-x="-0.61cm" draw:caption-point-y="1.347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565.715cm" svg:y="33.558cm" draw:caption-point-x="1.648cm" draw:caption-point-y="1.453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570.231cm" svg:y="33.678cm" draw:caption-point-x="-0.61cm" draw:caption-point-y="1.333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81.522cm" svg:y="33.681cm" draw:caption-point-x="-0.61cm" draw:caption-point-y="1.33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599.587cm" svg:y="33.687cm" draw:caption-point-x="-0.61cm" draw:caption-point-y="1.324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04.103cm" svg:y="33.689cm" draw:caption-point-x="-0.61cm" draw:caption-point-y="1.322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629.22cm" svg:y="33.938cm" draw:caption-point-x="1.371cm" draw:caption-point-y="1.073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33.459cm" svg:y="33.7cm" draw:caption-point-x="-0.61cm" draw:caption-point-y="1.311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638.054cm" svg:y="33.544cm" draw:caption-point-x="1.569cm" draw:caption-point-y="1.467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642.809cm" svg:y="33.467cm" draw:caption-point-x="1.331cm" draw:caption-point-y="1.544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47.008cm" svg:y="33.705cm" draw:caption-point-x="-0.61cm" draw:caption-point-y="1.306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51.524cm" svg:y="33.706cm" draw:caption-point-x="-0.61cm" draw:caption-point-y="1.305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74.105cm" svg:y="33.714cm" draw:caption-point-x="-0.61cm" draw:caption-point-y="1.297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680.88cm" svg:y="33.717cm" draw:caption-point-x="-0.61cm" draw:caption-point-y="1.294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689.912cm" svg:y="33.72cm" draw:caption-point-x="-0.61cm" draw:caption-point-y="1.291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720.496cm" svg:y="33.339cm" draw:caption-point-x="0.42cm" draw:caption-point-y="1.672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726.042cm" svg:y="33.738cm" draw:caption-point-x="-0.61cm" draw:caption-point-y="1.273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743.315cm" svg:y="33.784cm" draw:caption-point-x="0.182cm" draw:caption-point-y="1.227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50.882cm" svg:y="33.746cm" draw:caption-point-x="-0.61cm" draw:caption-point-y="1.265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759.914cm" svg:y="33.747cm" draw:caption-point-x="-0.61cm" draw:caption-point-y="1.264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829.51cm" svg:y="33.274cm" draw:caption-point-x="2.054cm" draw:caption-point-y="1.737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32.769cm" svg:y="34.179cm" draw:caption-point-x="1.054cm" draw:caption-point-y="0.832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836.691cm" svg:y="33.774cm" draw:caption-point-x="-0.61cm" draw:caption-point-y="1.237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841.207cm" svg:y="33.775cm" draw:caption-point-x="-0.61cm" draw:caption-point-y="1.236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847.981cm" svg:y="33.777cm" draw:caption-point-x="-0.61cm" draw:caption-point-y="1.234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851.428cm" svg:y="33.02cm" draw:caption-point-x="0.46cm" draw:caption-point-y="1.991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53.389cm" svg:y="33.868cm" draw:caption-point-x="0.757cm" draw:caption-point-y="1.143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57.014cm" svg:y="33.782cm" draw:caption-point-x="-0.61cm" draw:caption-point-y="1.229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870.563cm" svg:y="33.785cm" draw:caption-point-x="-0.61cm" draw:caption-point-y="1.226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884.111cm" svg:y="33.788cm" draw:caption-point-x="-0.61cm" draw:caption-point-y="1.223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895.402cm" svg:y="33.792cm" draw:caption-point-x="-0.61cm" draw:caption-point-y="1.219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920.242cm" svg:y="33.804cm" draw:caption-point-x="-0.61cm" draw:caption-point-y="1.20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936.048cm" svg:y="33.808cm" draw:caption-point-x="-0.61cm" draw:caption-point-y="1.203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51.855cm" svg:y="33.814cm" draw:caption-point-x="-0.61cm" draw:caption-point-y="1.19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955.731cm" svg:y="36.447cm" draw:caption-point-x="2.289cm" draw:caption-point-y="-1.43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958.967cm" svg:y="36.614cm" draw:caption-point-x="1.311cm" draw:caption-point-y="-1.60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963.086cm" svg:y="33.876cm" draw:caption-point-x="-0.55cm" draw:caption-point-y="1.13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976.19cm" svg:y="36.625cm" draw:caption-point-x="2.153cm" draw:caption-point-y="-1.61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91.635cm" svg:y="33.778cm" draw:caption-point-x="0.257cm" draw:caption-point-y="1.23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997.692cm" svg:y="36.129cm" draw:caption-point-x="0.974cm" draw:caption-point-y="-1.11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020.711cm" svg:y="36.37cm" draw:caption-point-x="0.536cm" draw:caption-point-y="-1.35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22.16cm" svg:y="33.474cm" draw:caption-point-x="1.345cm" draw:caption-point-y="1.53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030.89cm" svg:y="33.847cm" draw:caption-point-x="-0.61cm" draw:caption-point-y="1.16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055.135cm" svg:y="34.132cm" draw:caption-point-x="-0.016cm" draw:caption-point-y="0.87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072.012cm" svg:y="33.833cm" draw:caption-point-x="1.172cm" draw:caption-point-y="1.17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076.052cm" svg:y="33.863cm" draw:caption-point-x="-0.61cm" draw:caption-point-y="1.14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34.764cm" svg:y="33.873cm" draw:caption-point-x="-0.61cm" draw:caption-point-y="1.13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65.696cm" svg:y="33.927cm" draw:caption-point-x="0.072cm" draw:caption-point-y="1.08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180.068cm" svg:y="33.93cm" draw:caption-point-x="1.507cm" draw:caption-point-y="1.08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184.443cm" svg:y="33.885cm" draw:caption-point-x="-0.61cm" draw:caption-point-y="1.12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00.744cm" svg:y="36.468cm" draw:caption-point-x="1.154cm" draw:caption-point-y="-1.45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208.718cm" svg:y="33.373cm" draw:caption-point-x="2.212cm" draw:caption-point-y="1.63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212.033cm" svg:y="34.078cm" draw:caption-point-x="1.155cm" draw:caption-point-y="0.93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212.692cm" svg:y="36.425cm" draw:caption-point-x="2.754cm" draw:caption-point-y="-1.41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16.058cm" svg:y="36.402cm" draw:caption-point-x="1.647cm" draw:caption-point-y="-1.39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231.628cm" svg:y="34.131cm" draw:caption-point-x="1.883cm" draw:caption-point-y="0.8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246.988cm" svg:y="34.417cm" draw:caption-point-x="2.33cm" draw:caption-point-y="0.59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260.372cm" svg:y="34.466cm" draw:caption-point-x="2.495cm" draw:caption-point-y="0.54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354.86cm" svg:y="35.188cm" draw:caption-point-x="0.59cm" draw:caption-point-y="-0.17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48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6:.YW56])" office:value-type="float" office:value="310.5">
            <text:p>310,5</text:p>
          </table:table-cell>
          <table:table-cell table:style-name="ce25" table:number-columns-repeated="3"/>
          <table:table-cell table:style-name="ce25" office:value-type="float" office:value="7.5">
            <office:annotation office:display="true" draw:style-name="gr5" draw:text-style-name="P2" svg:width="2.899cm" svg:height="2.176cm" svg:x="14.326cm" svg:y="37.498cm" draw:caption-point-x="-0.204cm" draw:caption-point-y="-1.666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28.28cm" svg:y="36.222cm" draw:caption-point-x="-0.61cm" draw:caption-point-y="-0.39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35.493cm" svg:y="34.363cm" draw:caption-point-x="1.21cm" draw:caption-point-y="1.469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53.895cm" svg:y="36.348cm" draw:caption-point-x="-0.412cm" draw:caption-point-y="-0.516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394.097cm" svg:y="34.439cm" draw:caption-point-x="-0.61cm" draw:caption-point-y="1.393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96.121cm" svg:y="37.064cm" draw:caption-point-x="-0.375cm" draw:caption-point-y="-1.232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486.681cm" svg:y="36.507cm" draw:caption-point-x="-0.61cm" draw:caption-point-y="-0.675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516.036cm" svg:y="34.478cm" draw:caption-point-x="-0.61cm" draw:caption-point-y="1.354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22.811cm" svg:y="34.48cm" draw:caption-point-x="-0.61cm" draw:caption-point-y="1.352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626.368cm" svg:y="37.13cm" draw:caption-point-x="-0.293cm" draw:caption-point-y="-1.298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640.16cm" svg:y="34.524cm" draw:caption-point-x="1.722cm" draw:caption-point-y="1.308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75.255cm" svg:y="34.496cm" draw:caption-point-x="0.499cm" draw:caption-point-y="1.336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737.214cm" svg:y="35.037cm" draw:caption-point-x="-0.491cm" draw:caption-point-y="0.795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754.447cm" svg:y="37.574cm" draw:caption-point-x="0.341cm" draw:caption-point-y="-1.742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863.401cm" svg:y="34.953cm" draw:caption-point-x="-0.223cm" draw:caption-point-y="0.879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926.747cm" svg:y="37.124cm" draw:caption-point-x="-0.341cm" draw:caption-point-y="-1.292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943.834cm" svg:y="34.731cm" draw:caption-point-x="0.637cm" draw:caption-point-y="1.10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979.34cm" svg:y="37.041cm" draw:caption-point-x="1.261cm" draw:caption-point-y="-1.20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983.469cm" svg:y="34.647cm" draw:caption-point-x="-0.61cm" draw:caption-point-y="1.18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003.084cm" svg:y="37.318cm" draw:caption-point-x="2.356cm" draw:caption-point-y="-1.48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08.309cm" svg:y="36.552cm" draw:caption-point-x="-0.61cm" draw:caption-point-y="-0.7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137.022cm" svg:y="34.694cm" draw:caption-point-x="-0.61cm" draw:caption-point-y="1.13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209.494cm" svg:y="37.314cm" draw:caption-point-x="1.436cm" draw:caption-point-y="-1.48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247.364cm" svg:y="37.228cm" draw:caption-point-x="1.954cm" draw:caption-point-y="-1.39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260.536cm" svg:y="37.069cm" draw:caption-point-x="2.331cm" draw:caption-point-y="-1.23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48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7:.YW57])" office:value-type="float" office:value="54">
            <text:p>54,0</text:p>
          </table:table-cell>
          <table:table-cell table:style-name="ce25" table:number-columns-repeated="10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262.968cm" svg:y="35.984cm" draw:caption-point-x="-0.452cm" draw:caption-point-y="0.669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72.158cm" svg:y="35.236cm" draw:caption-point-x="-0.61cm" draw:caption-point-y="1.417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656.04cm" svg:y="35.348cm" draw:caption-point-x="-0.61cm" draw:caption-point-y="1.305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992.397cm" svg:y="37.165cm" draw:caption-point-x="-0.505cm" draw:caption-point-y="-0.51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007.231cm" svg:y="37.908cm" draw:caption-point-x="0.468cm" draw:caption-point-y="-1.25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123.206cm" svg:y="36.564cm" draw:caption-point-x="-0.343cm" draw:caption-point-y="0.08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48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8:.YW58])" office:value-type="float" office:value="20">
            <text:p>20,0</text:p>
          </table:table-cell>
          <table:table-cell table:style-name="ce25" table:number-columns-repeated="10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67.484cm" svg:y="37.48cm" draw:caption-point-x="-0.452cm" draw:caption-point-y="-0.007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279.963cm" svg:y="36.136cm" draw:caption-point-x="0.618cm" draw:caption-point-y="1.337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83.449cm" svg:y="36.058cm" draw:caption-point-x="-0.61cm" draw:caption-point-y="1.415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350.226cm" svg:y="38.963cm" draw:caption-point-x="2.966cm" draw:caption-point-y="-1.4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48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9:.YW59])" office:value-type="float" office:value="183">
            <text:p>183,0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224.738cm" svg:y="36.947cm" draw:caption-point-x="-0.61cm" draw:caption-point-y="1.438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233.097cm" svg:y="40.123cm" draw:caption-point-x="0.063cm" draw:caption-point-y="-1.738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626.249cm" svg:y="39.8cm" draw:caption-point-x="-0.174cm" draw:caption-point-y="-1.415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35.321cm" svg:y="37.233cm" draw:caption-point-x="-0.214cm" draw:caption-point-y="1.152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83.138cm" svg:y="37.091cm" draw:caption-point-x="-0.61cm" draw:caption-point-y="1.294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802.819cm" svg:y="37.137cm" draw:caption-point-x="-0.61cm" draw:caption-point-y="1.248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039.922cm" svg:y="37.224cm" draw:caption-point-x="-0.61cm" draw:caption-point-y="1.16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339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0:.YW60])" office:value-type="float" office:value="3.5">
            <text:p>3,5</text:p>
          </table:table-cell>
          <table:table-cell table:style-name="ce25" table:number-columns-repeated="372"/>
          <table:table-cell table:style-name="ce25" office:value-type="float" office:value="0">
            <office:annotation office:display="true" draw:style-name="gr2" draw:text-style-name="P2" svg:width="2.899cm" svg:height="0.991cm" svg:x="848.138cm" svg:y="40.115cm" draw:caption-point-x="-0.767cm" draw:caption-point-y="-0.909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350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4]" office:value-type="string" office:string-value="Stochastic Urban Growth">
            <text:p>Stochastic Urban Growth</text:p>
          </table:table-cell>
          <table:table-cell table:formula="of:=[TimeLog.B4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formula="of:=[TimeLog.B45]" office:value-type="float" office:value="53.5">
            <text:p>53,5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Biological NW Generation">
            <text:p>Biological NW Generation</text:p>
          </table:table-cell>
          <table:table-cell table:formula="of:=[TimeLog.B4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formula="of:=[TimeLog.B47]" office:value-type="float" office:value="48">
            <text:p>48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8]" office:value-type="string" office:string-value="Scaling">
            <text:p>Scaling</text:p>
          </table:table-cell>
          <table:table-cell table:formula="of:=[TimeLog.B4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9]" office:value-type="string" office:string-value="Governance">
            <text:p>Governance</text:p>
          </table:table-cell>
          <table:table-cell table:formula="of:=[TimeLog.B49]" office:value-type="float" office:value="170.5">
            <text:p>170,5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Synthetic Data Control">
            <text:p>Synthetic Data Control</text:p>
          </table:table-cell>
          <table:table-cell table:formula="of:=[TimeLog.B5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Theoretical Model Coupling">
            <text:p>Theoretical Model Coupling</text:p>
          </table:table-cell>
          <table:table-cell table:formula="of:=[TimeLog.B5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formula="of:=[TimeLog.B52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3]" office:value-type="string" office:string-value="Algorithmic Systematic Review">
            <text:p>Algorithmic Systematic Review</text:p>
          </table:table-cell>
          <table:table-cell table:formula="of:=[TimeLog.B5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Technical Tools">
            <text:p>Technical Tools</text:p>
          </table:table-cell>
          <table:table-cell table:formula="of:=[TimeLog.B54]" office:value-type="float" office:value="128">
            <text:p>12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5]" office:value-type="string" office:string-value="Organisation/Workflow">
            <text:p>Organisation/Workflow</text:p>
          </table:table-cell>
          <table:table-cell table:formula="of:=[TimeLog.B55]" office:value-type="float" office:value="273.5">
            <text:p>273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6]" office:value-type="string" office:string-value="Seminar/Conference/Course">
            <text:p>Seminar/Conference/Course</text:p>
          </table:table-cell>
          <table:table-cell table:formula="of:=[TimeLog.B56]" office:value-type="float" office:value="310.5">
            <text:p>310,5</text:p>
          </table:table-cell>
          <table:table-cell table:number-columns-repeated="4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8]" office:value-type="string" office:string-value="Reading/Culture">
            <text:p>Reading/Culture</text:p>
          </table:table-cell>
          <table:table-cell table:formula="of:=[TimeLog.B5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9]" office:value-type="string" office:string-value="General Bibliography">
            <text:p>General Bibliography</text:p>
          </table:table-cell>
          <table:table-cell table:formula="of:=[TimeLog.B59]" office:value-type="float" office:value="183">
            <text:p>183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0]" office:value-type="string" office:string-value="CarPooling (side project)">
            <text:p>CarPooling (side project)</text:p>
          </table:table-cell>
          <table:table-cell table:formula="of:=[TimeLog.B6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YW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107">
            <text:p>3107</text:p>
          </table:table-cell>
          <table:table-cell table:formula="of:=[TimeLog.B6]" office:value-type="float" office:value="3484.5">
            <text:p>3484,5</text:p>
          </table:table-cell>
          <table:table-cell table:formula="of:=[.B3]/[.A3]" office:value-type="float" office:value="1.12149983907306">
            <text:p>1,121499839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6"/>
        </table:table-row>
        <table:table-row table:style-name="ro9">
          <table:table-cell table:formula="of:=SUM([.C26:.IF26])" office:value-type="float" office:value="34">
            <text:p>3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number-columns-repeated="80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PH6:.TP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NO6:.PG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LR6:.NN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JZ6:.LQ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HX6:.JY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GL6:.HW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CD6:TimeLog.GJ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SpaceMatters">
            <text:p>SpaceMatters</text:p>
          </table:table-cell>
          <table:table-cell table:style-name="ce33" table:formula="of:=SUM([TimeLog.TQ39:.VB39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PH7:.TP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NO7:.PG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LR7:.NN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JZ7:.LQ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CD7:TimeLog.GJ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0]" office:value-type="string" office:string-value="Network-Density Statistics">
            <text:p>Network-Density Statistics</text:p>
          </table:table-cell>
          <table:table-cell table:style-name="ce33" table:formula="of:=SUM([TimeLog.TQ40:.VB40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PH32:.TP3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NO28:.PG2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LR23:.NN2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JZ21:.LQ2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HX19:.JY19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GL18:.HW18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CD10:TimeLog.GJ10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City Bikes (Side Project)">
            <text:p>City Bikes (Side Project)</text:p>
          </table:table-cell>
          <table:table-cell table:style-name="ce33" table:formula="of:=SUM([TimeLog.TQ41:.VB4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PH33:.TP3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NO29:.PG2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LR24:.NN2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JZ22:.LQ2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HX20:.JY20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GL19:.HW19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CD11:TimeLog.GJ11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2]" office:value-type="string" office:string-value="NetLogo Utils">
            <text:p>NetLogo Utils</text:p>
          </table:table-cell>
          <table:table-cell table:style-name="ce33" table:formula="of:=SUM([TimeLog.TQ42:.VB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PH34:.TP3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NO30:.PG3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LR25:.NN2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JZ23:.LQ2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HX21:.JY21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GL20:.HW20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CD12:TimeLog.GJ12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Networking">
            <text:p>Networking</text:p>
          </table:table-cell>
          <table:table-cell table:style-name="ce33" table:formula="of:=SUM([TimeLog.TQ43:.VB43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PH35:.TP3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NO31:.PG3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LR26:.NN2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JZ27:.LQ2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HX28:.JY28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GL21:.HW21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CD13:TimeLog.GJ13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Stochastic Urban Growth">
            <text:p>Stochastic Urban Growth</text:p>
          </table:table-cell>
          <table:table-cell table:style-name="ce33" table:formula="of:=SUM([TimeLog.TQ44:.VB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PH36:.TP3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NO32:.PG3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LR27:.NN2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JZ28:.LQ2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HX31:.JY31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GL23:.HW23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CD14:TimeLog.GJ14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style-name="ce33" table:formula="of:=SUM([TimeLog.TQ45:.VB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PH37:.TP3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NO33:.PG3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LR28:.NN2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JZ30:.LQ3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HX33:.JY33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GL28:.HW28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CD15:TimeLog.GJ15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Biological NW Generation">
            <text:p>Biological NW Generation</text:p>
          </table:table-cell>
          <table:table-cell table:style-name="ce33" table:formula="of:=SUM([TimeLog.TQ46:.VB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PH38:.TP3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NO35:.PG3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LR29:.NN2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Z31:.LQ3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HX35:.JY35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L31:.HW31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CD16:TimeLog.GJ16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style-name="ce33" table:formula="of:=SUM([TimeLog.TQ47:.VB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PH39:.TP3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NO36:.PG3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LR30:.NN3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JZ35:.LQ3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HX38:.JY38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L35:.HW35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CD17:TimeLog.GJ17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caling">
            <text:p>Scaling</text:p>
          </table:table-cell>
          <table:table-cell table:style-name="ce33" table:formula="of:=SUM([TimeLog.TQ48:.VB48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PH40:.TP4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NO37:.PG3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LR35:.NN3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JZ37:.LQ3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HX40:.JY40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GL36:.HW36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CD18:TimeLog.GJ18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Governance">
            <text:p>Governance</text:p>
          </table:table-cell>
          <table:table-cell table:style-name="ce33" table:formula="of:=SUM([TimeLog.TQ49:.VB49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PH41:.TP4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NO38:.PG3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LR37:.NN3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JZ38:.LQ3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HX41:.JY41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GL38:.HW38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CD19:TimeLog.GJ19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ynthetic Data Control">
            <text:p>Synthetic Data Control</text:p>
          </table:table-cell>
          <table:table-cell table:style-name="ce33" table:formula="of:=SUM([TimeLog.TQ50:.VB5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PH42:.TP4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NO50:.PG5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LR38:.NN3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JZ39:.LQ3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HX45:.JY45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GL39:.HW39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CD20:TimeLog.GJ20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1]" office:value-type="string" office:string-value="Theoretical Model Coupling">
            <text:p>Theoretical Model Coupling</text:p>
          </table:table-cell>
          <table:table-cell table:style-name="ce33" table:formula="of:=SUM([TimeLog.TQ51:.VB51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PH43:.TP4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NO54:.PG5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LR39:.NN3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JZ40:.LQ4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HX47:.JY47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GL40:.HW40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CD35:TimeLog.GJ35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TQ52:.VB52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PH44:.TP4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NO55:.PG5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LR54:.NN5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JZ45:.LQ4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X54:.JY54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GL45:.HW45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CD37:TimeLog.GJ37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Algorithmic Systematic Review">
            <text:p>Algorithmic Systematic Review</text:p>
          </table:table-cell>
          <table:table-cell table:style-name="ce33" table:formula="of:=SUM([TimeLog.TQ53:.VB53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PH45:.TP4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NO56:.PG5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LR55:.NN5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JZ53:.LQ5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HX55:.JY55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GL48:.HW48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CD38:TimeLog.GJ38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Technical Tools">
            <text:p>Technical Tools</text:p>
          </table:table-cell>
          <table:table-cell table:style-name="ce33" table:formula="of:=SUM([TimeLog.TQ54:.VB54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PH46:.TP4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NO59:.PG5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LR56:.NN5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JZ54:.LQ5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HX56:.JY56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GL49:.HW49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CD40:TimeLog.GJ40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Organisation/Workflow">
            <text:p>Organisation/Workflow</text:p>
          </table:table-cell>
          <table:table-cell table:style-name="ce33" table:formula="of:=SUM([TimeLog.TQ55:.VB55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PH47:.TP4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LR57:.NN5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JZ55:.LQ5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HX57:.JY57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GL53:.HW53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CD45:TimeLog.GJ45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Seminar/Conference/Course">
            <text:p>Seminar/Conference/Course</text:p>
          </table:table-cell>
          <table:table-cell table:style-name="ce33" table:formula="of:=SUM([TimeLog.TQ56:.VB56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PH48:.TP4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LR59:.NN5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JZ56:.LQ5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HX59:.JY59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L54:.HW54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CD47:TimeLog.GJ47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style-name="ce33" table:formula="of:=SUM([TimeLog.TQ57:.VB57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PH49:.TP4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JZ57:.LQ5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GL55:.HW55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CD54:TimeLog.GJ54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/Culture">
            <text:p>Reading/Culture</text:p>
          </table:table-cell>
          <table:table-cell table:style-name="ce33" table:formula="of:=SUM([TimeLog.TQ58:.VB58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PH50:.TP5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JZ59:.LQ5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GL56:.HW56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CD55:TimeLog.GJ55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General Bibliography">
            <text:p>General Bibliography</text:p>
          </table:table-cell>
          <table:table-cell table:style-name="ce33" table:formula="of:=SUM([TimeLog.TQ59:.VB59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PH51:.TP5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GL59:.HW59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CD56:TimeLog.GJ56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0]" office:value-type="string" office:string-value="CarPooling (side project)">
            <text:p>CarPooling (side project)</text:p>
          </table:table-cell>
          <table:table-cell table:style-name="ce33" table:formula="of:=SUM([TimeLog.TQ60:.VB60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PH52:.TP5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CD57:TimeLog.GJ57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TQ61:.VB61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PH53:.TP5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CD58:TimeLog.GJ58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33" table:formula="of:=SUM([TimeLog.TQ62:.VB62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PH54:.TP5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CD59:TimeLog.GJ59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TQ63:.VB63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PH55:.TP5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33" table:formula="of:=SUM([TimeLog.TQ64:.VB64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PH56:.TP5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PH57:.TP5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PH58:.TP5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PH59:.TP5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PH60:.TP6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73">
            <text:p>67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9">
            <text:p>5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16/12/2016</text:date>, <text:time>02:3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2-16T02:34:42</dc:date>
    <dc:creator>Juste Raimbault</dc:creator>
    <meta:editing-duration>P21DT10H30M5S</meta:editing-duration>
    <meta:editing-cycles>1119</meta:editing-cycles>
    <meta:generator>OpenOffice/4.1.1$Unix OpenOffice.org_project/411m6$Build-9775</meta:generator>
    <meta:document-statistic meta:table-count="9" meta:cell-count="687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YW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YW6" chart:class="chart:bar">
            <chart:data-point chart:repeated="6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7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YW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